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200000240000059D000001D45F006AA1.svm" manifest:media-type=""/>
  <manifest:file-entry manifest:full-path="Pictures/20000024000007C6000001D4C9E543C3.svm" manifest:media-type=""/>
  <manifest:file-entry manifest:full-path="Pictures/2000004E000010A4000002146E8DACB6.svm" manifest:media-type=""/>
  <manifest:file-entry manifest:full-path="Pictures/2000003200000C310000021490683DD3.svm" manifest:media-type=""/>
  <manifest:file-entry manifest:full-path="Pictures/2000004700000DBE00000214AFBCD783.svm" manifest:media-type=""/>
  <manifest:file-entry manifest:full-path="Pictures/2000004000000C6600000214A93C92C6.svm" manifest:media-type=""/>
  <manifest:file-entry manifest:full-path="Pictures/100000000000002500000023EB4E9695.png" manifest:media-type="image/png"/>
  <manifest:file-entry manifest:full-path="Pictures/2000004700000DE8000002149957B81B.svm" manifest:media-type=""/>
  <manifest:file-entry manifest:full-path="Pictures/2000004000000A6600000214427111E7.svm" manifest:media-type=""/>
  <manifest:file-entry manifest:full-path="Pictures/2000002B00000A7700000214E497EBA9.svm" manifest:media-type=""/>
  <manifest:file-entry manifest:full-path="Pictures/200000710000160B000001FB26713F69.svm" manifest:media-type=""/>
  <manifest:file-entry manifest:full-path="Pictures/2000004000000BDD000001D462B86D40.svm" manifest:media-type=""/>
  <manifest:file-entry manifest:full-path="Pictures/2000004000000BF200000214A17C5F2A.svm" manifest:media-type=""/>
  <manifest:file-entry manifest:full-path="Pictures/2000004000000F5700000214E8EBEAEF.svm" manifest:media-type=""/>
  <manifest:file-entry manifest:full-path="Pictures/2000002B000006DF000001D4EF633E8B.svm" manifest:media-type=""/>
  <manifest:file-entry manifest:full-path="Pictures/2000004000000C3600000214FEA6E3C7.svm" manifest:media-type=""/>
  <manifest:file-entry manifest:full-path="Pictures/2000002400000898000001D44A146893.svm" manifest:media-type=""/>
  <manifest:file-entry manifest:full-path="Pictures/2000005500000E8B00000214EC0F02E2.svm" manifest:media-type=""/>
  <manifest:file-entry manifest:full-path="Pictures/2000004700000E8E000002148D3F05ED.svm" manifest:media-type=""/>
  <manifest:file-entry manifest:full-path="Pictures/2000000F00000825000001D4AE85CCDF.svm" manifest:media-type=""/>
  <manifest:file-entry manifest:full-path="Pictures/2000002400000777000002142B158CB8.svm" manifest:media-type=""/>
  <manifest:file-entry manifest:full-path="Pictures/2000004000000D06000001D45F44A909.svm" manifest:media-type=""/>
  <manifest:file-entry manifest:full-path="Pictures/20000039000009CB000001D466688A3D.svm" manifest:media-type=""/>
  <manifest:file-entry manifest:full-path="Pictures/2000003900000AB0000001D46EE1AAA6.svm" manifest:media-type=""/>
  <manifest:file-entry manifest:full-path="Pictures/2000004000000D7C000001D4368CCF15.svm" manifest:media-type=""/>
  <manifest:file-entry manifest:full-path="Pictures/20000039000009C8000001D40AE32B21.svm" manifest:media-type=""/>
  <manifest:file-entry manifest:full-path="Pictures/2000004700000CB000000214A793E800.svm" manifest:media-type=""/>
  <manifest:file-entry manifest:full-path="Pictures/2000004700000EA2000002149A293564.svm" manifest:media-type=""/>
  <manifest:file-entry manifest:full-path="Pictures/2000004000000D6300000214D924A8A7.svm" manifest:media-type=""/>
  <manifest:file-entry manifest:full-path="Pictures/2000003900000A9D000001D4B582EFEF.svm" manifest:media-type=""/>
  <manifest:file-entry manifest:full-path="Pictures/2000002400000863000001D48CF95BEA.svm" manifest:media-type=""/>
  <manifest:file-entry manifest:full-path="Pictures/2000004700000CF2000002144491174A.svm" manifest:media-type=""/>
  <manifest:file-entry manifest:full-path="Pictures/2000002400000598000001D43D2CE514.svm" manifest:media-type=""/>
  <manifest:file-entry manifest:full-path="Pictures/20000039000009D6000001D4742672A3.svm" manifest:media-type=""/>
  <manifest:file-entry manifest:full-path="Pictures/2000002400000799000001D4B988C801.svm" manifest:media-type=""/>
  <manifest:file-entry manifest:full-path="Pictures/2000000F00000371000001D498A77617.svm" manifest:media-type=""/>
  <manifest:file-entry manifest:full-path="Pictures/2000004000000C67000002145A8ADD28.svm" manifest:media-type=""/>
  <manifest:file-entry manifest:full-path="Pictures/2000004000000C6F00000214A377F827.svm" manifest:media-type="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6*"/>
    </style:style>
    <style:style style:name="Table1.B" style:family="table-column">
      <style:table-column-properties style:column-width="1.3389in" style:rel-column-width="13107*"/>
    </style:style>
    <style:style style:name="Table1.D" style:family="table-column">
      <style:table-column-properties style:column-width="1.3389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3382in" style:rel-column-width="13106*"/>
    </style:style>
    <style:style style:name="Table15.B" style:family="table-column">
      <style:table-column-properties style:column-width="1.3389in" style:rel-column-width="13107*"/>
    </style:style>
    <style:style style:name="Table15.E" style:family="table-column">
      <style:table-column-properties style:column-width="1.3389in" style:rel-column-width="13109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E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1153in"/>
    </style:style>
    <style:style style:name="Table3.B" style:family="table-column">
      <style:table-column-properties style:column-width="1.3181in"/>
    </style:style>
    <style:style style:name="Table3.C" style:family="table-column">
      <style:table-column-properties style:column-width="0.8139in"/>
    </style:style>
    <style:style style:name="Table3.D" style:family="table-column">
      <style:table-column-properties style:column-width="1.2146in"/>
    </style:style>
    <style:style style:name="Table3.F" style:family="table-column">
      <style:table-column-properties style:column-width="1.113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2in" style:rel-column-width="13106*"/>
    </style:style>
    <style:style style:name="Table2.B" style:family="table-column">
      <style:table-column-properties style:column-width="1.3389in" style:rel-column-width="13107*"/>
    </style:style>
    <style:style style:name="Table2.E" style:family="table-column">
      <style:table-column-properties style:column-width="1.3389in" style:rel-column-width="1310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0*"/>
    </style:style>
    <style:style style:name="Table4.B" style:family="table-column">
      <style:table-column-properties style:column-width="1.4819in" style:rel-column-width="14510*"/>
    </style:style>
    <style:style style:name="Table4.C" style:family="table-column">
      <style:table-column-properties style:column-width="1.3819in" style:rel-column-width="13531*"/>
    </style:style>
    <style:style style:name="Table4.D" style:family="table-column">
      <style:table-column-properties style:column-width="1.0972in" style:rel-column-width="10743*"/>
    </style:style>
    <style:style style:name="Table4.E" style:family="table-column">
      <style:table-column-properties style:column-width="1.1458in" style:rel-column-width="11219*"/>
    </style:style>
    <style:style style:name="Table4.F" style:family="table-column">
      <style:table-column-properties style:column-width="0.4708in" style:rel-column-width="461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2in" style:rel-column-width="13106*"/>
    </style:style>
    <style:style style:name="Table5.B" style:family="table-column">
      <style:table-column-properties style:column-width="1.3389in" style:rel-column-width="13107*"/>
    </style:style>
    <style:style style:name="Table5.E" style:family="table-column">
      <style:table-column-properties style:column-width="1.3389in" style:rel-column-width="1310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text-properties style:font-name="Liberation Serif1" fo:font-style="normal" fo:font-weight="normal" officeooo:rsid="036c777f" officeooo:paragraph-rsid="0034e4e7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style:font-name="Liberation Serif1" fo:font-style="normal" fo:font-weight="normal" officeooo:rsid="036c777f" officeooo:paragraph-rsid="0047e0d0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font-name="Liberation Serif1" fo:font-style="normal" fo:font-weight="normal" officeooo:rsid="036c777f" officeooo:paragraph-rsid="004b2216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Liberation Serif1" fo:font-style="normal" fo:font-weight="normal" officeooo:rsid="036c777f" officeooo:paragraph-rsid="004b389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erif1" fo:font-style="normal" fo:font-weight="normal" officeooo:rsid="041be12b" officeooo:paragraph-rsid="003a5ecc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Liberation Serif1" fo:font-style="normal" fo:font-weight="normal" officeooo:rsid="041be12b" officeooo:paragraph-rsid="004b3892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font-name="Liberation Serif1" fo:font-style="normal" fo:font-weight="normal" officeooo:rsid="004a5663" officeooo:paragraph-rsid="004a5663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font-name="Liberation Serif1" fo:font-style="normal" fo:font-weight="normal" officeooo:rsid="0036d8b3" officeooo:paragraph-rsid="004b2216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erif1" fo:font-style="normal" fo:font-weight="normal" officeooo:rsid="0057d772" officeooo:paragraph-rsid="0057d772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line-height="150%"/>
      <style:text-properties style:font-name="Liberation Serif1" fo:font-style="normal" fo:font-weight="normal" officeooo:rsid="03c1ff0e" officeooo:paragraph-rsid="0034e4e7" style:font-name-asian="Liberation Serif1" style:font-style-asian="normal" style:font-weight-asian="normal" style:font-name-complex="Liberation Serif1" style:font-style-complex="normal" style:font-weight-complex="normal"/>
    </style:style>
    <style:style style:name="P15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6e24c" style:font-name-asian="Liberation Serif1" style:font-style-asian="normal" style:font-weight-asian="normal" style:font-name-complex="Liberation Serif1" style:font-style-complex="normal" style:font-weight-complex="normal"/>
    </style:style>
    <style:style style:name="P16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96024" style:font-name-asian="Liberation Serif1" style:font-style-asian="normal" style:font-weight-asian="normal" style:font-name-complex="Liberation Serif1" style:font-style-complex="normal" style:font-weight-complex="normal"/>
    </style:style>
    <style:style style:name="P17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c126c" style:font-name-asian="Liberation Serif1" style:font-style-asian="normal" style:font-weight-asian="normal" style:font-name-complex="Liberation Serif1" style:font-style-complex="normal" style:font-weight-complex="normal"/>
    </style:style>
    <style:style style:name="P18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19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4b3892" style:font-name-asian="Liberation Serif1" style:font-style-asian="normal" style:font-weight-asian="normal" style:font-name-complex="Liberation Serif1" style:font-style-complex="normal" style:font-weight-complex="normal"/>
    </style:style>
    <style:style style:name="P20" style:family="paragraph" style:parent-style-name="Text_20_body">
      <style:paragraph-properties fo:line-height="150%"/>
      <style:text-properties style:font-name="Liberation Serif1" fo:font-style="normal" fo:font-weight="normal" officeooo:rsid="00406a9e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21" style:family="paragraph" style:parent-style-name="Text_20_body">
      <style:paragraph-properties fo:line-height="150%"/>
      <style:text-properties style:font-name="Liberation Serif1" fo:font-style="normal" fo:font-weight="normal" officeooo:rsid="004a5663" officeooo:paragraph-rsid="004a5663" style:font-name-asian="Liberation Serif1" style:font-style-asian="normal" style:font-weight-asian="normal" style:font-name-complex="Liberation Serif1" style:font-style-complex="normal" style:font-weight-complex="normal"/>
    </style:style>
    <style:style style:name="P22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536075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541320" style:font-name-asian="Liberation Serif1" style:font-style-asian="normal" style:font-weight-asian="normal" style:font-name-complex="Liberation Serif1" style:font-style-complex="normal" style:font-weight-complex="normal"/>
    </style:style>
    <style:style style:name="P24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57d772" style:font-name-asian="Liberation Serif1" style:font-style-asian="normal" style:font-weight-asian="normal" style:font-name-complex="Liberation Serif1" style:font-style-complex="normal" style:font-weight-complex="normal"/>
    </style:style>
    <style:style style:name="P25" style:family="paragraph" style:parent-style-name="Text_20_body">
      <style:paragraph-properties fo:line-height="150%"/>
      <style:text-properties style:font-name="Liberation Serif1" fo:font-style="normal" fo:font-weight="normal" officeooo:rsid="005964ae" officeooo:paragraph-rsid="005964ae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27" style:family="paragraph" style:parent-style-name="Standard">
      <style:paragraph-properties fo:line-height="150%" fo:text-align="start" style:justify-single-word="false"/>
      <style:text-properties officeooo:paragraph-rsid="004b3892"/>
    </style:style>
    <style:style style:name="P28" style:family="paragraph" style:parent-style-name="Standard">
      <style:text-properties style:font-name="Liberation Serif1" fo:font-style="normal" fo:font-weight="normal" officeooo:rsid="041be12b" officeooo:paragraph-rsid="0034e4e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Liberation Serif1" fo:font-style="normal" fo:font-weight="normal" officeooo:rsid="041be12b" officeooo:paragraph-rsid="004b3892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beration Serif1" fo:font-style="normal" fo:font-weight="normal" officeooo:rsid="036c777f" officeooo:paragraph-rsid="004272a6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/>
      <style:text-properties style:font-name="Liberation Serif1" fo:font-style="normal" fo:font-weight="normal" officeooo:rsid="036c777f" officeooo:paragraph-rsid="003f8cdf" style:font-name-asian="Liberation Serif1" style:font-style-asian="normal" style:font-weight-asian="normal" style:font-name-complex="Liberation Serif1" style:font-style-complex="normal" style:font-weight-complex="normal"/>
    </style:style>
    <style:style style:name="P33" style:family="paragraph" style:parent-style-name="Standard">
      <style:paragraph-properties fo:line-height="150%"/>
      <style:text-properties style:font-name="Liberation Serif1" fo:font-style="normal" fo:font-weight="normal" officeooo:rsid="036c777f" officeooo:paragraph-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P34" style:family="paragraph" style:parent-style-name="Standard">
      <style:text-properties style:font-name="Liberation Serif" fo:font-size="11pt" fo:font-style="normal" fo:font-weight="normal" officeooo:rsid="0036d282" officeooo:paragraph-rsid="004b3892" style:font-size-asian="11pt" style:font-style-asian="normal" style:font-weight-asian="normal"/>
    </style:style>
    <style:style style:name="P35" style:family="paragraph" style:parent-style-name="Standard">
      <style:text-properties style:font-name="Liberation Serif" fo:font-size="11pt" fo:font-style="normal" fo:font-weight="normal" officeooo:rsid="003d5a41" officeooo:paragraph-rsid="004e5b79" style:font-size-asian="11pt" style:font-style-asian="normal" style:font-weight-asian="normal"/>
    </style:style>
    <style:style style:name="P36" style:family="paragraph" style:parent-style-name="Standard">
      <style:text-properties style:font-name="Liberation Serif" fo:font-size="11pt" fo:font-style="normal" fo:font-weight="normal" officeooo:rsid="003d5a41" officeooo:paragraph-rsid="004b3892" style:font-size-asian="11pt" style:font-style-asian="normal" style:font-weight-asian="normal"/>
    </style:style>
    <style:style style:name="P37" style:family="paragraph" style:parent-style-name="Standard">
      <style:text-properties style:font-name="Liberation Serif" fo:font-size="11pt" fo:font-style="normal" fo:font-weight="normal" officeooo:rsid="00503360" officeooo:paragraph-rsid="00503360" style:font-size-asian="11pt" style:font-style-asian="normal" style:font-weight-asian="normal"/>
    </style:style>
    <style:style style:name="P38" style:family="paragraph" style:parent-style-name="Standard">
      <style:text-properties style:font-name="Liberation Serif" officeooo:rsid="004e5b79" officeooo:paragraph-rsid="004e5b79"/>
    </style:style>
    <style:style style:name="P39" style:family="paragraph" style:parent-style-name="Table_20_Contents">
      <style:paragraph-properties fo:text-align="center" style:justify-single-word="false"/>
      <style:text-properties officeooo:rsid="03d09ae6" officeooo:paragraph-rsid="003f8cdf"/>
    </style:style>
    <style:style style:name="P40" style:family="paragraph" style:parent-style-name="Table_20_Contents">
      <style:paragraph-properties fo:text-align="center" style:justify-single-word="false"/>
      <style:text-properties officeooo:rsid="03d09ae6" officeooo:paragraph-rsid="004589f7"/>
    </style:style>
    <style:style style:name="P41" style:family="paragraph" style:parent-style-name="Table_20_Contents">
      <style:paragraph-properties fo:text-align="center" style:justify-single-word="false"/>
      <style:text-properties officeooo:rsid="03d09ae6" officeooo:paragraph-rsid="004b3892"/>
    </style:style>
    <style:style style:name="P42" style:family="paragraph" style:parent-style-name="Table_20_Contents">
      <style:paragraph-properties fo:text-align="center" style:justify-single-word="false"/>
      <style:text-properties officeooo:rsid="03d125bb" officeooo:paragraph-rsid="003f8cdf"/>
    </style:style>
    <style:style style:name="P43" style:family="paragraph" style:parent-style-name="Table_20_Contents">
      <style:paragraph-properties fo:text-align="center" style:justify-single-word="false"/>
      <style:text-properties officeooo:rsid="03d125bb" officeooo:paragraph-rsid="004589f7"/>
    </style:style>
    <style:style style:name="P44" style:family="paragraph" style:parent-style-name="Table_20_Contents">
      <style:paragraph-properties fo:text-align="center" style:justify-single-word="false"/>
      <style:text-properties officeooo:rsid="03d125bb" officeooo:paragraph-rsid="004b3892"/>
    </style:style>
    <style:style style:name="P45" style:family="paragraph" style:parent-style-name="Table_20_Contents">
      <style:text-properties officeooo:rsid="03d125bb" officeooo:paragraph-rsid="003f8cdf"/>
    </style:style>
    <style:style style:name="P46" style:family="paragraph" style:parent-style-name="Table_20_Contents">
      <style:text-properties officeooo:rsid="03d125bb" officeooo:paragraph-rsid="004589f7"/>
    </style:style>
    <style:style style:name="P47" style:family="paragraph" style:parent-style-name="Table_20_Contents">
      <style:text-properties officeooo:rsid="03d125bb" officeooo:paragraph-rsid="004b3892"/>
    </style:style>
    <style:style style:name="P48" style:family="paragraph" style:parent-style-name="Table_20_Contents">
      <style:text-properties officeooo:paragraph-rsid="003f8cdf"/>
    </style:style>
    <style:style style:name="P49" style:family="paragraph" style:parent-style-name="Table_20_Contents">
      <style:text-properties officeooo:rsid="003f8cdf" officeooo:paragraph-rsid="003f8cdf"/>
    </style:style>
    <style:style style:name="P50" style:family="paragraph" style:parent-style-name="Table_20_Contents">
      <style:text-properties officeooo:rsid="003f8cdf" officeooo:paragraph-rsid="004589f7"/>
    </style:style>
    <style:style style:name="P51" style:family="paragraph" style:parent-style-name="Table_20_Contents">
      <style:text-properties style:font-name="Liberation Serif1" officeooo:rsid="0362634e" officeooo:paragraph-rsid="004272a6"/>
    </style:style>
    <style:style style:name="P52" style:family="paragraph" style:parent-style-name="Table_20_Contents">
      <style:text-properties style:font-name="Liberation Serif1" officeooo:rsid="0362634e" officeooo:paragraph-rsid="004448a8"/>
    </style:style>
    <style:style style:name="P53" style:family="paragraph" style:parent-style-name="Table_20_Contents">
      <style:text-properties style:font-name="Liberation Serif1" officeooo:rsid="00363939" officeooo:paragraph-rsid="004272a6"/>
    </style:style>
    <style:style style:name="P54" style:family="paragraph" style:parent-style-name="Table_20_Contents">
      <style:text-properties style:font-name="Liberation Serif1" officeooo:rsid="0364880b" officeooo:paragraph-rsid="004272a6"/>
    </style:style>
    <style:style style:name="P55" style:family="paragraph" style:parent-style-name="Table_20_Contents">
      <style:text-properties style:font-name="Liberation Serif1" officeooo:rsid="0364880b" officeooo:paragraph-rsid="004448a8"/>
    </style:style>
    <style:style style:name="P56" style:family="paragraph" style:parent-style-name="Table_20_Contents">
      <style:text-properties style:font-name="Liberation Serif1" officeooo:rsid="03638a15" officeooo:paragraph-rsid="004272a6"/>
    </style:style>
    <style:style style:name="P57" style:family="paragraph" style:parent-style-name="Table_20_Contents">
      <style:text-properties style:font-name="Liberation Serif1" officeooo:rsid="03638a15" officeooo:paragraph-rsid="004448a8"/>
    </style:style>
    <style:style style:name="P58" style:family="paragraph" style:parent-style-name="Table_20_Contents">
      <style:text-properties style:font-name="Liberation Serif1" officeooo:paragraph-rsid="004272a6"/>
    </style:style>
    <style:style style:name="P59" style:family="paragraph" style:parent-style-name="Table_20_Contents">
      <style:text-properties style:font-name="Liberation Serif1" officeooo:rsid="003d5a41" officeooo:paragraph-rsid="004448a8"/>
    </style:style>
    <style:style style:name="P60" style:family="paragraph" style:parent-style-name="Table_20_Contents">
      <style:text-properties officeooo:rsid="0362634e" officeooo:paragraph-rsid="004272a6"/>
    </style:style>
    <style:style style:name="P61" style:family="paragraph" style:parent-style-name="Table_20_Contents">
      <style:text-properties officeooo:rsid="0364880b" officeooo:paragraph-rsid="004272a6"/>
    </style:style>
    <style:style style:name="P62" style:family="paragraph" style:parent-style-name="Table_20_Contents">
      <style:text-properties officeooo:rsid="0364880b" officeooo:paragraph-rsid="004448a8"/>
    </style:style>
    <style:style style:name="P63" style:family="paragraph" style:parent-style-name="Table_20_Contents">
      <style:text-properties officeooo:paragraph-rsid="004272a6"/>
    </style:style>
    <style:style style:name="P64" style:family="paragraph" style:parent-style-name="Table_20_Contents">
      <style:text-properties officeooo:paragraph-rsid="004589f7"/>
    </style:style>
    <style:style style:name="P65" style:family="paragraph" style:parent-style-name="Table_20_Contents">
      <style:text-properties officeooo:rsid="004a5663" officeooo:paragraph-rsid="004a5663"/>
    </style:style>
    <style:style style:name="P66" style:family="paragraph" style:parent-style-name="Table_20_Contents">
      <style:text-properties officeooo:rsid="004a5663" officeooo:paragraph-rsid="004b3892"/>
    </style:style>
    <style:style style:name="P67" style:family="paragraph" style:parent-style-name="Table_20_Contents">
      <style:text-properties officeooo:paragraph-rsid="004b3892"/>
    </style:style>
    <style:style style:name="P68" style:family="paragraph" style:parent-style-name="Table_20_Contents">
      <style:text-properties style:font-name="Liberation Serif" fo:font-size="11pt" fo:font-style="normal" fo:font-weight="normal" officeooo:rsid="003d5a41" officeooo:paragraph-rsid="004d5d9c" style:font-size-asian="11pt" style:font-style-asian="normal" style:font-weight-asian="normal"/>
    </style:style>
    <style:style style:name="P69" style:family="paragraph" style:parent-style-name="Table_20_Contents">
      <style:text-properties style:font-name="Liberation Serif" fo:font-size="11pt" fo:font-style="normal" fo:font-weight="normal" officeooo:rsid="00503360" officeooo:paragraph-rsid="00503360" style:font-size-asian="11pt" style:font-style-asian="normal" style:font-weight-asian="normal"/>
    </style:style>
    <style:style style:name="P70" style:family="paragraph" style:parent-style-name="Table_20_Contents">
      <style:text-properties style:font-name="Liberation Serif" fo:font-size="11pt" fo:font-style="normal" fo:font-weight="normal" officeooo:rsid="03638a15" officeooo:paragraph-rsid="004e5b79" style:font-size-asian="11pt" style:font-style-asian="normal" style:font-weight-asian="normal"/>
    </style:style>
    <style:style style:name="P71" style:family="paragraph" style:parent-style-name="Table_20_Contents">
      <style:text-properties style:font-name="Liberation Serif" fo:font-size="11pt" fo:font-style="normal" fo:font-weight="normal" officeooo:rsid="03638a15" officeooo:paragraph-rsid="0052d96e" style:font-size-asian="11pt" style:font-style-asian="normal" style:font-weight-asian="normal"/>
    </style:style>
    <style:style style:name="P72" style:family="paragraph" style:parent-style-name="Table_20_Contents">
      <style:text-properties style:font-name="Liberation Serif" officeooo:rsid="003d5a41" officeooo:paragraph-rsid="004b3892"/>
    </style:style>
    <style:style style:name="P73" style:family="paragraph" style:parent-style-name="Table_20_Contents">
      <style:text-properties style:font-name="Liberation Serif" officeooo:paragraph-rsid="004d5d9c"/>
    </style:style>
    <style:style style:name="P74" style:family="paragraph" style:parent-style-name="Table_20_Contents">
      <style:text-properties style:font-name="Liberation Serif" officeooo:rsid="03638a15" officeooo:paragraph-rsid="004d5d9c"/>
    </style:style>
    <style:style style:name="P75" style:family="paragraph" style:parent-style-name="Table_20_Contents">
      <style:text-properties style:font-name="Liberation Serif" officeooo:rsid="03638a15" officeooo:paragraph-rsid="004b3892"/>
    </style:style>
    <style:style style:name="P76" style:family="paragraph" style:parent-style-name="Table_20_Contents">
      <style:text-properties style:font-name="Liberation Serif" officeooo:rsid="0362634e" officeooo:paragraph-rsid="004b3892"/>
    </style:style>
    <style:style style:name="P77" style:family="paragraph" style:parent-style-name="Table_20_Contents">
      <style:text-properties style:font-name="Liberation Serif" officeooo:rsid="0362634e" officeooo:paragraph-rsid="004d5d9c"/>
    </style:style>
    <style:style style:name="P78" style:family="paragraph" style:parent-style-name="Table_20_Contents">
      <style:text-properties style:font-name="Liberation Serif" officeooo:rsid="0364880b" officeooo:paragraph-rsid="004b3892"/>
    </style:style>
    <style:style style:name="P79" style:family="paragraph" style:parent-style-name="Table_20_Contents">
      <style:text-properties style:font-name="Liberation Serif" officeooo:rsid="00518de1" officeooo:paragraph-rsid="00518de1"/>
    </style:style>
    <style:style style:name="P80" style:family="paragraph" style:parent-style-name="Table_20_Contents">
      <style:text-properties officeooo:rsid="00541320" officeooo:paragraph-rsid="00541320"/>
    </style:style>
    <style:style style:name="P81" style:family="paragraph" style:parent-style-name="Table_20_Contents">
      <style:text-properties officeooo:rsid="00551e89" officeooo:paragraph-rsid="00551e89"/>
    </style:style>
    <style:style style:name="P82" style:family="paragraph" style:parent-style-name="Standard">
      <style:paragraph-properties fo:line-height="150%" fo:text-align="start" style:justify-single-word="false" fo:break-before="page"/>
      <style:text-properties officeooo:paragraph-rsid="003c126c"/>
    </style:style>
    <style:style style:name="P83" style:family="paragraph" style:parent-style-name="Text_20_body">
      <style:paragraph-properties fo:line-height="150%" fo:break-before="page"/>
      <style:text-properties style:font-name="Liberation Serif1" fo:font-style="normal" fo:font-weight="normal" officeooo:rsid="036c777f" officeooo:paragraph-rsid="003f8cdf" style:font-name-asian="Liberation Serif1" style:font-style-asian="normal" style:font-weight-asian="normal" style:font-name-complex="Liberation Serif1" style:font-style-complex="normal" style:font-weight-complex="normal"/>
    </style:style>
    <style:style style:name="P84" style:family="paragraph" style:parent-style-name="Text_20_body" style:list-style-name="L20">
      <style:text-properties style:font-name="Liberation Serif1" fo:font-style="normal" fo:font-weight="normal" officeooo:rsid="036c777f" officeooo:paragraph-rsid="00422c21" style:font-style-asian="normal" style:font-weight-asian="normal" style:font-style-complex="normal" style:font-weight-complex="normal"/>
    </style:style>
    <style:style style:name="P85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396024" style:font-style-asian="normal" style:font-weight-asian="normal" style:font-style-complex="normal" style:font-weight-complex="normal"/>
    </style:style>
    <style:style style:name="P86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3f8cdf" style:font-style-asian="normal" style:font-weight-asian="normal" style:font-style-complex="normal" style:font-weight-complex="normal"/>
    </style:style>
    <style:style style:name="P87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4589f7" style:font-style-asian="normal" style:font-weight-asian="normal" style:font-style-complex="normal" style:font-weight-complex="normal"/>
    </style:style>
    <style:style style:name="P88" style:family="paragraph" style:parent-style-name="Text_20_body"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89" style:family="paragraph" style:parent-style-name="Text_20_body" style:list-style-name="L20">
      <style:text-properties style:font-name="Liberation Serif1" fo:font-style="normal" fo:font-weight="normal" officeooo:rsid="041be12b" officeooo:paragraph-rsid="00422c21" style:font-style-asian="normal" style:font-weight-asian="normal" style:font-style-complex="normal" style:font-weight-complex="normal"/>
    </style:style>
    <style:style style:name="P90" style:family="paragraph" style:parent-style-name="Text_20_body" style:list-style-name="L20">
      <style:text-properties style:font-name="Liberation Serif1" fo:font-style="normal" fo:font-weight="normal" officeooo:rsid="041be12b" officeooo:paragraph-rsid="004448a8" style:font-style-asian="normal" style:font-weight-asian="normal" style:font-style-complex="normal" style:font-weight-complex="normal"/>
    </style:style>
    <style:style style:name="P91" style:family="paragraph" style:parent-style-name="Text_20_body" style:list-style-name="L20">
      <style:text-properties style:font-name="Liberation Serif1" fo:font-style="normal" fo:font-weight="normal" officeooo:rsid="041be12b" officeooo:paragraph-rsid="004589f7" style:font-style-asian="normal" style:font-weight-asian="normal" style:font-style-complex="normal" style:font-weight-complex="normal"/>
    </style:style>
    <style:style style:name="P92" style:family="paragraph" style:parent-style-name="Text_20_body" style:list-style-name="L21">
      <style:text-properties style:font-name="Liberation Serif1" fo:font-style="normal" fo:font-weight="normal" officeooo:rsid="041be12b" officeooo:paragraph-rsid="004b3892" style:font-style-asian="normal" style:font-weight-asian="normal" style:font-style-complex="normal" style:font-weight-complex="normal"/>
    </style:style>
    <style:style style:name="P93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05c1481" officeooo:paragraph-rsid="005c1481" style:font-style-asian="normal" style:font-weight-asian="normal" style:font-style-complex="normal" style:font-weight-complex="normal"/>
    </style:style>
    <style:style style:name="P94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05c1481" officeooo:paragraph-rsid="005dd029" style:font-style-asian="normal" style:font-weight-asian="normal" style:font-style-complex="normal" style:font-weight-complex="normal"/>
    </style:style>
    <style:style style:name="P95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406a9e" style:font-name-asian="Liberation Serif1" style:font-style-asian="normal" style:font-weight-asian="normal" style:font-name-complex="Liberation Serif1" style:font-style-complex="normal" style:font-weight-complex="normal"/>
    </style:style>
    <style:style style:name="P96" style:family="paragraph" style:parent-style-name="Text_20_body" style:list-style-name="L20">
      <style:paragraph-properties fo:line-height="150%"/>
      <style:text-properties style:font-name="Liberation Serif1" fo:font-style="normal" fo:font-weight="normal" officeooo:rsid="036c777f" officeooo:paragraph-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P97" style:family="paragraph" style:parent-style-name="Text_20_body" style:list-style-name="L21">
      <style:paragraph-properties fo:line-height="150%"/>
      <style:text-properties style:font-name="Liberation Serif1" fo:font-style="normal" fo:font-weight="normal" officeooo:rsid="003f8cdf" officeooo:paragraph-rsid="004b3892" style:font-name-asian="Liberation Serif1" style:font-style-asian="normal" style:font-weight-asian="normal" style:font-name-complex="Liberation Serif1" style:font-style-complex="normal" style:font-weight-complex="normal"/>
    </style:style>
    <style:style style:name="P98" style:family="paragraph" style:parent-style-name="Text_20_body" style:list-style-name="L21">
      <style:paragraph-properties fo:line-height="150%"/>
      <style:text-properties style:font-name="Liberation Serif1" fo:font-style="normal" fo:font-weight="normal" officeooo:rsid="0056e3f7" officeooo:paragraph-rsid="0056e3f7" style:font-name-asian="Liberation Serif1" style:font-style-asian="normal" style:font-weight-asian="normal" style:font-name-complex="Liberation Serif1" style:font-style-complex="normal" style:font-weight-complex="normal"/>
    </style:style>
    <style:style style:name="P99" style:family="paragraph" style:parent-style-name="Text_20_body" style:list-style-name="L21">
      <style:paragraph-properties fo:line-height="150%"/>
      <style:text-properties style:font-name="Liberation Serif1" fo:font-style="normal" fo:font-weight="normal" officeooo:rsid="0057d772" officeooo:paragraph-rsid="0057d772" style:font-name-asian="Liberation Serif1" style:font-style-asian="normal" style:font-weight-asian="normal" style:font-name-complex="Liberation Serif1" style:font-style-complex="normal" style:font-weight-complex="normal"/>
    </style:style>
    <style:style style:name="P100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36c777f" officeooo:paragraph-rsid="0047e0d0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36c777f" officeooo:paragraph-rsid="003c126c" style:font-style-asian="normal" style:font-weight-asian="normal" style:font-style-complex="normal" style:font-weight-complex="normal"/>
    </style:style>
    <style:style style:name="P102" style:family="paragraph" style:parent-style-name="Text_20_body" style:list-style-name="L21">
      <style:paragraph-properties fo:break-before="page"/>
      <style:text-properties style:font-name="Liberation Serif1" fo:font-style="normal" fo:font-weight="normal" officeooo:rsid="036c777f" officeooo:paragraph-rsid="004b3892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21">
      <style:paragraph-properties fo:line-height="150%" fo:break-before="page"/>
      <style:text-properties style:font-name="Liberation Serif1" fo:font-style="normal" fo:font-weight="normal" officeooo:rsid="036c777f" officeooo:paragraph-rsid="004b3892" style:font-style-asian="normal" style:font-weight-asian="normal" style:font-style-complex="normal" style:font-weight-complex="normal"/>
    </style:style>
    <style:style style:name="P104" style:family="paragraph" style:parent-style-name="Text_20_body" style:list-style-name="L21">
      <style:paragraph-properties fo:line-height="150%" fo:break-before="page"/>
      <style:text-properties style:font-name="Liberation Serif1" fo:font-style="normal" fo:font-weight="normal" officeooo:rsid="0056e3f7" officeooo:paragraph-rsid="0056e3f7" style:font-name-asian="Liberation Serif1" style:font-style-asian="normal" style:font-weight-asian="normal" style:font-name-complex="Liberation Serif1" style:font-style-complex="normal" style:font-weight-complex="normal"/>
    </style:style>
    <style:style style:name="P105" style:family="paragraph" style:parent-style-name="Table_20_Contents">
      <style:text-properties style:font-name="Liberation Serif" officeooo:rsid="003d5a41" officeooo:paragraph-rsid="005c1481"/>
    </style:style>
    <style:style style:name="P106" style:family="paragraph" style:parent-style-name="Table_20_Contents">
      <style:text-properties style:font-name="Liberation Serif" officeooo:rsid="003d5a41" officeooo:paragraph-rsid="004448a8"/>
    </style:style>
    <style:style style:name="P107" style:family="paragraph" style:parent-style-name="Table_20_Contents">
      <style:text-properties style:font-name="Liberation Serif" fo:font-size="11pt" fo:font-style="normal" fo:font-weight="normal" officeooo:rsid="003d5a41" officeooo:paragraph-rsid="004448a8" style:font-size-asian="11pt" style:font-style-asian="normal" style:font-weight-asian="normal"/>
    </style:style>
    <style:style style:name="P108" style:family="paragraph" style:parent-style-name="Table_20_Contents">
      <style:text-properties style:font-name="Liberation Serif" fo:font-size="11pt" fo:font-style="normal" fo:font-weight="normal" officeooo:rsid="003d5a41" officeooo:paragraph-rsid="005c1481" style:font-size-asian="11pt" style:font-style-asian="normal" style:font-weight-asian="normal"/>
    </style:style>
    <style:style style:name="P109" style:family="paragraph" style:parent-style-name="Table_20_Contents">
      <style:text-properties style:font-name="Liberation Serif" fo:font-size="11pt" fo:font-style="normal" fo:font-weight="normal" officeooo:rsid="03638a15" officeooo:paragraph-rsid="004448a8" style:font-size-asian="11pt" style:font-style-asian="normal" style:font-weight-asian="normal"/>
    </style:style>
    <style:style style:name="P110" style:family="paragraph" style:parent-style-name="Table_20_Contents">
      <style:text-properties style:font-name="Liberation Serif" fo:font-size="11pt" fo:font-style="normal" fo:font-weight="normal" officeooo:rsid="005c1481" officeooo:paragraph-rsid="005c1481" style:font-size-asian="11pt" style:font-style-asian="normal" style:font-weight-asian="normal"/>
    </style:style>
    <style:style style:name="P111" style:family="paragraph" style:parent-style-name="Table_20_Contents">
      <style:text-properties style:font-name="Liberation Serif" officeooo:rsid="0362634e" officeooo:paragraph-rsid="004448a8"/>
    </style:style>
    <style:style style:name="P112" style:family="paragraph" style:parent-style-name="Table_20_Contents">
      <style:text-properties style:font-name="Liberation Serif" officeooo:paragraph-rsid="004448a8"/>
    </style:style>
    <style:style style:name="P113" style:family="paragraph" style:parent-style-name="Table_20_Contents">
      <style:text-properties style:font-name="Liberation Serif" officeooo:rsid="03638a15" officeooo:paragraph-rsid="004448a8"/>
    </style:style>
    <style:style style:name="P114" style:family="paragraph" style:parent-style-name="Table_20_Contents">
      <style:text-properties officeooo:rsid="005c1481" officeooo:paragraph-rsid="005c1481"/>
    </style:style>
    <style:style style:name="P11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style:paragraph-properties fo:text-align="center"/>
    </style:style>
    <style:style style:name="P118" style:family="paragraph">
      <style:paragraph-properties fo:margin-left="0in" fo:margin-right="0in" fo:margin-top="0in" fo:margin-bottom="0in" fo:line-height="100%" fo:text-indent="0in"/>
    </style:style>
    <style:style style:name="P11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3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4" style:family="text">
      <style:text-properties style:font-name="Liberation Serif1" fo:font-style="normal" fo:font-weight="bold" officeooo:rsid="0036d282" style:font-style-asian="normal" style:font-weight-asian="bold" style:font-style-complex="normal" style:font-weight-complex="bold"/>
    </style:style>
    <style:style style:name="T5" style:family="text">
      <style:text-properties style:font-name="Liberation Serif1" fo:font-style="normal" fo:font-weight="bold" officeooo:rsid="004b3892" style:font-style-asian="normal" style:font-weight-asian="bold" style:font-style-complex="normal" style:font-weight-complex="bold"/>
    </style:style>
    <style:style style:name="T6" style:family="text">
      <style:text-properties style:font-name="Liberation Serif1" officeooo:rsid="0362634e"/>
    </style:style>
    <style:style style:name="T7" style:family="text">
      <style:text-properties style:font-name="Liberation Serif1" officeooo:rsid="0036d282"/>
    </style:style>
    <style:style style:name="T8" style:family="text">
      <style:text-properties style:font-name="Liberation Serif1" style:font-name-asian="Liberation Serif1" style:font-name-complex="Liberation Serif1"/>
    </style:style>
    <style:style style:name="T9" style:family="text">
      <style:text-properties style:font-name="Liberation Serif1" officeooo:rsid="0057d772" style:font-name-asian="Liberation Serif1" style:font-name-complex="Liberation Serif1"/>
    </style:style>
    <style:style style:name="T10" style:family="text">
      <style:text-properties style:font-name="Liberation Serif1" officeooo:rsid="005c1481"/>
    </style:style>
    <style:style style:name="T11" style:family="text">
      <style:text-properties officeooo:rsid="000ae799"/>
    </style:style>
    <style:style style:name="T12" style:family="text">
      <style:text-properties officeooo:rsid="000c47fa"/>
    </style:style>
    <style:style style:name="T13" style:family="text">
      <style:text-properties style:font-name-asian="Liberation Serif1" style:font-name-complex="Liberation Serif1"/>
    </style:style>
    <style:style style:name="T14" style:family="text">
      <style:text-properties officeooo:rsid="04190cf5" style:font-name-asian="Liberation Serif1" style:font-name-complex="Liberation Serif1"/>
    </style:style>
    <style:style style:name="T15" style:family="text">
      <style:text-properties officeooo:rsid="003f8cdf" style:font-name-asian="Liberation Serif1" style:font-name-complex="Liberation Serif1"/>
    </style:style>
    <style:style style:name="T16" style:family="text">
      <style:text-properties officeooo:rsid="004589f7" style:font-name-asian="Liberation Serif1" style:font-name-complex="Liberation Serif1"/>
    </style:style>
    <style:style style:name="T17" style:family="text">
      <style:text-properties officeooo:rsid="0047e0d0" style:font-name-asian="Liberation Serif1" style:font-name-complex="Liberation Serif1"/>
    </style:style>
    <style:style style:name="T18" style:family="text">
      <style:text-properties officeooo:rsid="0052d96e" style:font-name-asian="Liberation Serif1" style:font-name-complex="Liberation Serif1"/>
    </style:style>
    <style:style style:name="T19" style:family="text">
      <style:text-properties officeooo:rsid="0055302d" style:font-name-asian="Liberation Serif1" style:font-name-complex="Liberation Serif1"/>
    </style:style>
    <style:style style:name="T20" style:family="text">
      <style:text-properties officeooo:rsid="005c1481" style:font-name-asian="Liberation Serif1" style:font-name-complex="Liberation Serif1"/>
    </style:style>
    <style:style style:name="T21" style:family="text">
      <style:text-properties officeooo:rsid="041be12b"/>
    </style:style>
    <style:style style:name="T2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3" style:family="text">
      <style:text-properties style:font-name="Liberation Mono" fo:font-size="11pt" fo:font-style="normal" fo:font-weight="normal" officeooo:rsid="03638a15" style:font-size-asian="11pt" style:font-style-asian="normal" style:font-weight-asian="normal"/>
    </style:style>
    <style:style style:name="T24" style:family="text">
      <style:text-properties style:font-name="Liberation Mono" fo:font-size="11pt" fo:font-style="normal" fo:font-weight="normal" officeooo:rsid="00363939" style:font-size-asian="11pt" style:font-style-asian="normal" style:font-weight-asian="normal"/>
    </style:style>
    <style:style style:name="T25" style:family="text">
      <style:text-properties style:font-name="Liberation Mono" fo:font-size="11pt" fo:font-style="normal" fo:font-weight="normal" officeooo:rsid="003d5a41" style:font-size-asian="11pt" style:font-style-asian="normal" style:font-weight-asian="normal"/>
    </style:style>
    <style:style style:name="T26" style:family="text">
      <style:text-properties style:font-name="Liberation Mono" fo:font-size="11pt" fo:font-style="normal" fo:font-weight="normal" officeooo:rsid="005c1481" style:font-size-asian="11pt" style:font-style-asian="normal" style:font-weight-asian="normal"/>
    </style:style>
    <style:style style:name="T27" style:family="text">
      <style:text-properties officeooo:rsid="0362634e"/>
    </style:style>
    <style:style style:name="T28" style:family="text">
      <style:text-properties officeooo:rsid="00363939"/>
    </style:style>
    <style:style style:name="T29" style:family="text">
      <style:text-properties officeooo:rsid="03638a15"/>
    </style:style>
    <style:style style:name="T30" style:family="text">
      <style:text-properties officeooo:rsid="0036e24c"/>
    </style:style>
    <style:style style:name="T31" style:family="text">
      <style:text-properties officeooo:rsid="0036d282"/>
    </style:style>
    <style:style style:name="T32" style:family="text">
      <style:text-properties officeooo:rsid="003d5a41"/>
    </style:style>
    <style:style style:name="T33" style:family="text">
      <style:text-properties officeooo:rsid="003f8cdf"/>
    </style:style>
    <style:style style:name="T34" style:family="text">
      <style:text-properties style:text-position="sub 58%"/>
    </style:style>
    <style:style style:name="T35" style:family="text">
      <style:text-properties style:text-position="sub 58%" officeooo:rsid="03d125bb"/>
    </style:style>
    <style:style style:name="T36" style:family="text">
      <style:text-properties officeooo:rsid="0043607b"/>
    </style:style>
    <style:style style:name="T37" style:family="text">
      <style:text-properties officeooo:rsid="0036d8b3"/>
    </style:style>
    <style:style style:name="T38" style:family="text">
      <style:text-properties officeooo:rsid="004d5d9c"/>
    </style:style>
    <style:style style:name="T39" style:family="text">
      <style:text-properties officeooo:rsid="004e5b79"/>
    </style:style>
    <style:style style:name="T40" style:family="text">
      <style:text-properties fo:font-size="11pt" fo:font-style="normal" fo:font-weight="normal" style:font-size-asian="11pt" style:font-style-asian="normal" style:font-weight-asian="normal"/>
    </style:style>
    <style:style style:name="T41" style:family="text">
      <style:text-properties fo:font-size="11pt" fo:font-style="normal" fo:font-weight="normal" officeooo:rsid="03638a15" style:font-size-asian="11pt" style:font-style-asian="normal" style:font-weight-asian="normal"/>
    </style:style>
    <style:style style:name="T42" style:family="text">
      <style:text-properties fo:font-size="11pt" fo:font-style="normal" fo:font-weight="normal" officeooo:rsid="004d5d9c" style:font-size-asian="11pt" style:font-style-asian="normal" style:font-weight-asian="normal"/>
    </style:style>
    <style:style style:name="T43" style:family="text">
      <style:text-properties fo:font-size="11pt" fo:font-style="normal" fo:font-weight="normal" officeooo:rsid="005c1481" style:font-size-asian="11pt" style:font-style-asian="normal" style:font-weight-asian="normal"/>
    </style:style>
    <style:style style:name="T44" style:family="text">
      <style:text-properties fo:font-size="11pt" fo:font-style="normal" fo:font-weight="normal" officeooo:rsid="003d5a41" style:font-size-asian="11pt" style:font-style-asian="normal" style:font-weight-asian="normal"/>
    </style:style>
    <style:style style:name="T45" style:family="text">
      <style:text-properties officeooo:rsid="00503360"/>
    </style:style>
    <style:style style:name="T46" style:family="text">
      <style:text-properties officeooo:rsid="00551e89"/>
    </style:style>
    <style:style style:name="T47" style:family="text">
      <style:text-properties officeooo:rsid="0055302d"/>
    </style:style>
    <style:style style:name="T48" style:family="text">
      <style:text-properties officeooo:rsid="0057d772"/>
    </style:style>
    <style:style style:name="T49" style:family="text">
      <style:text-properties style:font-name="Liberation Serif" fo:font-size="11pt" style:font-size-asian="11pt"/>
    </style:style>
    <style:style style:name="T50" style:family="text">
      <style:text-properties style:font-name="Liberation Serif" fo:font-size="11pt" officeooo:rsid="003d5a41" style:font-size-asian="11pt"/>
    </style:style>
    <style:style style:name="T51" style:family="text">
      <style:text-properties style:font-name="Liberation Serif" fo:font-size="11pt" officeooo:rsid="00503360" style:font-size-asian="11pt"/>
    </style:style>
    <style:style style:name="T52" style:family="text">
      <style:text-properties style:font-name="Liberation Serif" fo:font-size="11pt" officeooo:rsid="0055302d" style:font-size-asian="11pt"/>
    </style:style>
    <style:style style:name="T53" style:family="text">
      <style:text-properties officeooo:rsid="005c1481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list-style-name="L22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3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4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2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 style:list-style-name="L2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2" style:family="graphic" style:list-style-name="L27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8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9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2">abajo</text:span> autó<text:span text:style-name="T12">nomo</text:span> <text:span text:style-name="T11">14</text:span></text:p>
      <text:p text:style-name="P26"><text:span text:style-name="T2">Ejercicio </text:span><text:span text:style-name="T3">1</text:span></text:p>
      <text:p text:style-name="P12">Descripción del circuito:</text:p>
      <text:p text:style-name="P5"><text:span text:style-name="T37">Conexión</text:span> en serie de una resistencia de 40 Ω y un inductor de 79,<text:span text:style-name="T30">6</text:span> mH, con una fuente de alimentación de <text:span text:style-name="T21">10 V a 5</text:span>0 Hz.</text:p>
      <text:p text:style-name="P7"/>
      <text:list xml:id="list5845806640040053414" text:style-name="L20">
        <text:list-item>
          <text:p text:style-name="P84">Dibuja un esquema del circuito.</text:p>
        </text:list-item>
      </text:list>
      <text:p text:style-name="P28"><draw:g text:anchor-type="paragraph" draw:z-index="4" draw:style-name="gr1"><draw:frame draw:style-name="gr8" draw:text-style-name="P116" svg:width="0.5134in" svg:height="0.4862in" svg:x="3.2654in" svg:y="1.7496in"><draw:image xlink:href="Pictures/100000000000002500000023EB4E9695.png" xlink:type="simple" xlink:show="embed" xlink:actuate="onLoad"><text:p/></draw:image></draw:frame><draw:frame draw:style-name="gr9" draw:text-style-name="P120" svg:width="1.1031in" svg:height="0.324in" svg:x="3.0091in" svg:y="2.2669in"><draw:text-box><text:p text:style-name="P118"><text:span text:style-name="T56">E = 10 V</text:span></text:p></draw:text-box></draw:frame><draw:frame draw:style-name="gr9" draw:text-style-name="P120" svg:width="0.787in" svg:height="0.324in" svg:x="3.0098in" svg:y="2.5035in"><draw:text-box><text:p text:style-name="P118"><text:span text:style-name="T56">50 Hz</text:span></text:p></draw:text-box></draw:frame><draw:custom-shape draw:style-name="gr10" draw:text-style-name="P115" svg:width="0.198in" svg:height="0.5925in" draw:transform="rotate (1.5707963267949) translate (3.76597222222222in 0.695138888888889in)"><text:p/><draw:enhanced-geometry svg:viewBox="0 0 21600 21600" draw:type="rectangle" draw:enhanced-path="M 0 0 L 21600 0 21600 21600 0 21600 0 0 Z N"/></draw:custom-shape><draw:line draw:style-name="gr11" draw:text-style-name="P115" svg:x1="2.363in" svg:y1="0.6063in" svg:x2="3.0516in" svg:y2="0.6063in"><text:p/></draw:line><draw:line draw:style-name="gr11" draw:text-style-name="P115" svg:x1="3.2094in" svg:y1="0.5972in" svg:x2="3.7614in" svg:y2="0.5972in"><text:p/></draw:line><draw:line draw:style-name="gr11" draw:text-style-name="P115" svg:x1="4.7268in" svg:y1="1.9917in" svg:x2="4.7268in" svg:y2="0.6059in"><text:p/></draw:line><draw:frame draw:style-name="gr12" draw:text-style-name="P121" svg:width="1.2803in" svg:height="0.3551in" svg:x="2.4024in" svg:y="0.1287in"><draw:text-box><text:p text:style-name="P118"><text:span text:style-name="T57">L = 79,6 H</text:span></text:p></draw:text-box></draw:frame><draw:frame draw:style-name="gr12" draw:text-style-name="P121" svg:width="1.1567in" svg:height="0.3551in" svg:x="3.6079in" svg:y="0.128in"><draw:text-box><text:p text:style-name="P118"><text:span text:style-name="T57">R = 40 Ω </text:span></text:p></draw:text-box></draw:frame><draw:line draw:style-name="gr11" draw:text-style-name="P115" svg:x1="4.3571in" svg:y1="0.6055in" svg:x2="4.7118in" svg:y2="0.6in"><text:p/></draw:line><draw:line draw:style-name="gr11" draw:text-style-name="P115" svg:x1="3.7803in" svg:y1="1.9906in" svg:x2="4.7122in" svg:y2="1.978in"><text:p/></draw:line><draw:line draw:style-name="gr11" draw:text-style-name="P115" svg:x1="2.3634in" svg:y1="1.9906in" svg:x2="3.2953in" svg:y2="1.978in"><text:p/></draw:line><draw:line draw:style-name="gr11" draw:text-style-name="P115" svg:x1="2.365in" svg:y1="1.9917in" svg:x2="2.365in" svg:y2="0.6059in"><text:p/></draw:line><draw:g draw:style-name="gr13"><draw:g draw:style-name="gr13"><draw:custom-shape draw:style-name="gr14" draw:text-style-name="P115" svg:width="0.1516in" svg:height="0.1504in" svg:x="2.7571in" svg:y="0.520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5" svg:x1="2.7591in" svg:y1="0.5972in" svg:x2="2.9047in" svg:y2="0.5972in"><text:p/></draw:line></draw:g><draw:g draw:style-name="gr13"><draw:custom-shape draw:style-name="gr14" draw:text-style-name="P115" svg:width="0.1512in" svg:height="0.1512in" svg:x="2.9154in" svg:y="0.520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5" svg:x1="2.9177in" svg:y1="0.5972in" svg:x2="3.0634in" svg:y2="0.5972in"><text:p/></draw:line></draw:g><draw:g draw:style-name="gr13"><draw:custom-shape draw:style-name="gr14" draw:text-style-name="P115" svg:width="0.1504in" svg:height="0.1504in" svg:x="3.0724in" svg:y="0.521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5" svg:x1="3.074in" svg:y1="0.5972in" svg:x2="3.2197in" svg:y2="0.5972in"><text:p/></draw:line></draw:g><draw:g draw:style-name="gr13"><draw:custom-shape draw:style-name="gr14" draw:text-style-name="P115" svg:width="0.1516in" svg:height="0.1504in" svg:x="3.2299in" svg:y="0.523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5" svg:x1="3.2327in" svg:y1="0.5976in" svg:x2="3.3783in" svg:y2="0.5976in"><text:p/></draw:line></draw:g></draw:g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"/>
      <text:list xml:id="list124228711081912" text:continue-numbering="true" text:style-name="L20">
        <text:list-item>
          <text:p text:style-name="P89">Completa la tabla.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row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>R</text:p>
          </table:table-cell>
          <table:table-cell table:style-name="Table1.A1" office:value-type="string">
            <text:p text:style-name="P51">L</text:p>
          </table:table-cell>
          <table:table-cell table:style-name="Table1.A1" office:value-type="string">
            <text:p text:style-name="P51">Total</text:p>
          </table:table-cell>
          <table:table-cell table:style-name="Table1.E1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>E</text:p>
          </table:table-cell>
          <table:table-cell table:style-name="Table1.A2" office:value-type="string">
            <text:p text:style-name="P53">8,4 V <text:s/><text:span text:style-name="T23">∠-</text:span><text:span text:style-name="T22">32</text:span><text:span text:style-name="T23">º</text:span></text:p>
          </table:table-cell>
          <table:table-cell table:style-name="Table1.A2" office:value-type="string">
            <text:p text:style-name="P53">5,25 V <text:s/><text:span text:style-name="T23">∠</text:span><text:span text:style-name="T22">58</text:span><text:span text:style-name="T23">º</text:span></text:p>
          </table:table-cell>
          <table:table-cell table:style-name="Table1.A2" office:value-type="string">
            <text:p text:style-name="P60">(10 +j0) V</text:p>
            <text:p text:style-name="P63"><text:span text:style-name="T6">10 V </text:span><text:span text:style-name="T22">∠0º</text:span></text:p>
          </table:table-cell>
          <table:table-cell table:style-name="Table1.E2" office:value-type="string">
            <text:p text:style-name="P61">V</text:p>
          </table:table-cell>
        </table:table-row>
        <table:table-row>
          <table:table-cell table:style-name="Table1.A2" office:value-type="string">
            <text:p text:style-name="P51">I</text:p>
          </table:table-cell>
          <table:table-cell table:style-name="Table1.A2" office:value-type="string">
            <text:p text:style-name="P53">(0,18-j0,11) A</text:p>
            <text:p text:style-name="P58"><text:span text:style-name="T28">0,21 A </text:span><text:span text:style-name="T23">∠-</text:span><text:span text:style-name="T24">32</text:span><text:span text:style-name="T23">º</text:span></text:p>
          </table:table-cell>
          <table:table-cell table:style-name="Table1.A2" office:value-type="string">
            <text:p text:style-name="P53">(0,18-j0,11) A</text:p>
            <text:p text:style-name="P53">0,21 A <text:span text:style-name="T23">∠-</text:span><text:span text:style-name="T22">32</text:span><text:span text:style-name="T23">º</text:span></text:p>
          </table:table-cell>
          <table:table-cell table:style-name="Table1.A2" office:value-type="string">
            <text:p text:style-name="P53">(0,18-j0,11) A</text:p>
            <text:p text:style-name="P53">0,21 A <text:span text:style-name="T23">∠-</text:span><text:span text:style-name="T22">32</text:span><text:span text:style-name="T23">º</text:span></text:p>
          </table:table-cell>
          <table:table-cell table:style-name="Table1.E2" office:value-type="string">
            <text:p text:style-name="P54">A</text:p>
          </table:table-cell>
        </table:table-row>
        <table:table-row>
          <table:table-cell table:style-name="Table1.A2" office:value-type="string">
            <text:p text:style-name="P51">Z</text:p>
          </table:table-cell>
          <table:table-cell table:style-name="Table1.A2" office:value-type="string">
            <text:p text:style-name="P56">(<text:span text:style-name="T28">40</text:span> +j0) Ω</text:p>
            <text:p text:style-name="P56"><text:span text:style-name="T28">40</text:span> Ω<text:span text:style-name="T27"> </text:span><text:span text:style-name="T22">∠0º</text:span></text:p>
          </table:table-cell>
          <table:table-cell table:style-name="Table1.A2" office:value-type="string">
            <text:p text:style-name="P56">(0 +j<text:span text:style-name="T28">25</text:span>) Ω</text:p>
            <text:p text:style-name="P56"><text:span text:style-name="T28">25</text:span> Ω <text:span text:style-name="T22">∠90º</text:span></text:p>
          </table:table-cell>
          <table:table-cell table:style-name="Table1.A2" office:value-type="string">
            <text:p text:style-name="P56">(<text:span text:style-name="T28">4</text:span>0 +j<text:span text:style-name="T28">25</text:span>) Ω</text:p>
            <text:p text:style-name="P53">47,17<text:span text:style-name="T29">Ω </text:span><text:span text:style-name="T23">∠</text:span><text:span text:style-name="T22">32</text:span><text:span text:style-name="T23">º</text:span></text:p>
          </table:table-cell>
          <table:table-cell table:style-name="Table1.E2" office:value-type="string">
            <text:p text:style-name="P56">Ω</text:p>
          </table:table-cell>
        </table:table-row>
      </table:table>
      <text:p text:style-name="P31"/>
      <text:p text:style-name="P2"><draw:frame draw:style-name="fr1" draw:name="Object1" text:anchor-type="as-char" svg:y="-0.1484in" svg:width="2.672in" svg:height="0.2098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/>
      <text:p text:style-name="P14"/>
      <text:p text:style-name="P14"/>
      <text:p text:style-name="P14"/>
      <text:p text:style-name="P14"/>
      <text:p text:style-name="P14"/>
      <text:p text:style-name="P14"><text:soft-page-break/></text:p>
      <text:list xml:id="list124228838331494" text:continue-numbering="true" text:style-name="L20">
        <text:list-item>
          <text:p text:style-name="P85"><text:span text:style-name="T13">Dibuja el diagrama </text:span><text:span text:style-name="T14">fasorial de corriente y tensiones (escalas: 1 V = 1 cm y 0,05 A = 1 cm)</text:span><text:span text:style-name="T13">.</text:span></text:p>
        </text:list-item>
      </text:list>
      <text:p text:style-name="P16"/>
      <text:p text:style-name="P15"><draw:g text:anchor-type="paragraph" draw:z-index="0" draw:style-name="gr1"><draw:line draw:style-name="gr2" draw:text-style-name="P115" svg:x1="1.8091in" svg:y1="0.15in" svg:x2="1.8091in" svg:y2="3.5358in"><text:p/></draw:line><draw:line draw:style-name="gr3" draw:text-style-name="P115" svg:x1="0.3933in" svg:y1="2.3555in" svg:x2="6.2988in" svg:y2="2.3555in"><text:p/></draw:line><draw:line draw:style-name="gr3" draw:text-style-name="P115" svg:x1="1.8106in" svg:y1="2.3555in" svg:x2="5.7476in" svg:y2="2.3555in"><text:p/></draw:line><draw:frame draw:style-name="gr4" draw:text-style-name="P116" svg:width="0.3433in" svg:height="0.1835in" svg:x="5.9264in" svg:y="2.4173in"><draw:image xlink:href="Pictures/2000000F00000371000001D498A77617.svm" xlink:type="simple" xlink:show="embed" xlink:actuate="onLoad"><text:p/></draw:image></draw:frame><draw:frame draw:style-name="gr4" draw:text-style-name="P116" svg:width="0.8169in" svg:height="0.1843in" svg:x="1.4374in" svg:y="-0.0634in"><draw:image xlink:href="Pictures/2000000F00000825000001D4AE85CCDF.svm" xlink:type="simple" xlink:show="embed" xlink:actuate="onLoad"><text:p/></draw:image></draw:frame><draw:frame draw:style-name="gr5" draw:text-style-name="P117" svg:width="0.9862in" svg:height="0.1835in" svg:x="5.2075in" svg:y="2.1374in"><draw:image xlink:href="Pictures/20000039000009C8000001D40AE32B21.svm" xlink:type="simple" xlink:show="embed" xlink:actuate="onLoad"><text:p/></draw:image></draw:frame><draw:line draw:style-name="gr3" draw:text-style-name="P115" svg:x1="1.8236in" svg:y1="2.3665in" svg:x2="2.9189in" svg:y2="0.6138in"><text:p/></draw:line><draw:frame draw:style-name="gr5" draw:text-style-name="P117" svg:width="1.2512in" svg:height="0.2087in" svg:x="2.7268in" svg:y="0.2465in"><draw:image xlink:href="Pictures/2000004000000C6F00000214A377F827.svm" xlink:type="simple" xlink:show="embed" xlink:actuate="onLoad"><text:p/></draw:image></draw:frame><draw:line draw:style-name="gr3" draw:text-style-name="P115" svg:x1="1.8256in" svg:y1="2.3457in" svg:x2="4.6303in" svg:y2="4.098in"><text:p/></draw:line><draw:frame draw:style-name="gr5" draw:text-style-name="P117" svg:width="1.3024in" svg:height="0.2087in" svg:x="2.924in" svg:y="3.9874in"><draw:image xlink:href="Pictures/2000004700000CF2000002144491174A.svm" xlink:type="simple" xlink:show="embed" xlink:actuate="onLoad"><text:p/></draw:image></draw:frame><draw:line draw:style-name="gr3" draw:text-style-name="P115" svg:x1="1.8181in" svg:y1="2.35in" svg:x2="3.2205in" svg:y2="3.2264in"><text:p/></draw:line><draw:frame draw:style-name="gr5" draw:text-style-name="P117" svg:width="1.3516in" svg:height="0.1831in" svg:x="1.8213in" svg:y="3.2004in"><draw:image xlink:href="Pictures/2000004000000D7C000001D4368CCF15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24229867283526" text:continue-numbering="true" text:style-name="L20">
        <text:list-item>
          <text:p text:style-name="P85"><text:span text:style-name="T13">Dibuja el diagrama </text:span><text:span text:style-name="T14">de impedancias (escala 10 Ω = 1 cm)</text:span><text:span text:style-name="T13">.</text:span></text:p>
        </text:list-item>
      </text:list>
      <text:p text:style-name="P16"/>
      <text:p text:style-name="P15"><draw:g text:anchor-type="paragraph" draw:z-index="1" draw:style-name="gr1"><draw:line draw:style-name="gr2" draw:text-style-name="P115" svg:x1="2.0807in" svg:y1="0.1154in" svg:x2="2.0807in" svg:y2="3.5012in"><text:p/></draw:line><draw:line draw:style-name="gr3" draw:text-style-name="P115" svg:x1="1.3138in" svg:y1="2.3209in" svg:x2="5.2508in" svg:y2="2.3209in"><text:p/></draw:line><draw:line draw:style-name="gr3" draw:text-style-name="P115" svg:x1="2.0618in" svg:y1="2.3209in" svg:x2="3.6366in" svg:y2="2.3209in"><text:p/></draw:line><draw:frame draw:style-name="gr4" draw:text-style-name="P116" svg:width="0.3441in" svg:height="0.1835in" svg:x="4.878in" svg:y="2.3827in"><draw:image xlink:href="Pictures/2000000F00000371000001D498A77617.svm" xlink:type="simple" xlink:show="embed" xlink:actuate="onLoad"><text:p/></draw:image></draw:frame><draw:frame draw:style-name="gr4" draw:text-style-name="P116" svg:width="0.8169in" svg:height="0.1843in" svg:x="1.689in" svg:y="-0.098in"><draw:image xlink:href="Pictures/2000000F00000825000001D4AE85CCDF.svm" xlink:type="simple" xlink:show="embed" xlink:actuate="onLoad"><text:p/></draw:image></draw:frame><draw:frame draw:style-name="gr5" draw:text-style-name="P117" svg:width="0.9858in" svg:height="0.1878in" svg:x="3.4693in" svg:y="2.5512in"><draw:image xlink:href="Pictures/20000039000009D6000001D4742672A3.svm" xlink:type="simple" xlink:show="embed" xlink:actuate="onLoad"><text:p/></draw:image></draw:frame><draw:line draw:style-name="gr3" draw:text-style-name="P115" svg:x1="2.0807in" svg:y1="2.2996in" svg:x2="2.0807in" svg:y2="1.3154in"><text:p/></draw:line><draw:frame draw:style-name="gr5" draw:text-style-name="P117" svg:width="0.9858in" svg:height="0.1878in" svg:x="3.4693in" svg:y="2.5512in"><draw:image xlink:href="Pictures/20000039000009D6000001D4742672A3.svm" xlink:type="simple" xlink:show="embed" xlink:actuate="onLoad"><text:p/></draw:image></draw:frame><draw:frame draw:style-name="gr5" draw:text-style-name="P117" svg:width="1.1996in" svg:height="0.2079in" svg:x="0.8709in" svg:y="1.2917in"><draw:image xlink:href="Pictures/2000004000000BF200000214A17C5F2A.svm" xlink:type="simple" xlink:show="embed" xlink:actuate="onLoad"><text:p/></draw:image></draw:frame><draw:line draw:style-name="gr3" draw:text-style-name="P115" svg:x1="2.0846in" svg:y1="2.3386in" svg:x2="3.6539in" svg:y2="1.3579in"><text:p/></draw:line><draw:frame draw:style-name="gr5" draw:text-style-name="P117" svg:width="2.2134in" svg:height="0.1969in" svg:x="3.548in" svg:y="1.0945in"><draw:image xlink:href="Pictures/200000710000160B000001FB26713F69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3"/>
      <text:list xml:id="list124229022796012" text:continue-numbering="true" text:style-name="L20">
        <text:list-item>
          <text:p text:style-name="P86"><text:span text:style-name="T15">Completa la tabla de potencias</text:span><text:span text:style-name="T13">.</text:span>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B"/>
        <table:table-column table:style-name="Table15.E"/>
        <table:table-row>
          <table:table-cell table:style-name="Table15.A1" office:value-type="string">
            <text:p text:style-name="P48"/>
          </table:table-cell>
          <table:table-cell table:style-name="Table15.A1" office:value-type="string">
            <text:p text:style-name="P39">R</text:p>
          </table:table-cell>
          <table:table-cell table:style-name="Table15.A1" office:value-type="string">
            <text:p text:style-name="P39">X<text:span text:style-name="T34">L</text:span></text:p>
          </table:table-cell>
          <table:table-cell table:style-name="Table15.A1" office:value-type="string">
            <text:p text:style-name="P39">X<text:span text:style-name="T35">C</text:span></text:p>
          </table:table-cell>
          <table:table-cell table:style-name="Table15.E1" office:value-type="string">
            <text:p text:style-name="P42">Z</text:p>
          </table:table-cell>
        </table:table-row>
        <table:table-row>
          <table:table-cell table:style-name="Table15.A2" office:value-type="string">
            <text:p text:style-name="P45">P en W</text:p>
          </table:table-cell>
          <table:table-cell table:style-name="Table15.A2" office:value-type="string">
            <text:p text:style-name="P49">1,76</text:p>
          </table:table-cell>
          <table:table-cell table:style-name="Table15.A2" office:value-type="string">
            <text:p text:style-name="P48"/>
          </table:table-cell>
          <table:table-cell table:style-name="Table15.A2" office:value-type="string">
            <text:p text:style-name="P48"/>
          </table:table-cell>
          <table:table-cell table:style-name="Table15.E2" office:value-type="string">
            <text:p text:style-name="P48"/>
          </table:table-cell>
        </table:table-row>
        <table:table-row>
          <table:table-cell table:style-name="Table15.A2" office:value-type="string">
            <text:p text:style-name="P45">Q en VAR</text:p>
          </table:table-cell>
          <table:table-cell table:style-name="Table15.A2" office:value-type="string">
            <text:p text:style-name="P48"/>
          </table:table-cell>
          <table:table-cell table:style-name="Table15.A2" office:value-type="string">
            <text:p text:style-name="P49">1,1</text:p>
          </table:table-cell>
          <table:table-cell table:style-name="Table15.A2" office:value-type="string">
            <text:p text:style-name="P48"/>
          </table:table-cell>
          <table:table-cell table:style-name="Table15.E2" office:value-type="string">
            <text:p text:style-name="P48"/>
          </table:table-cell>
        </table:table-row>
        <table:table-row>
          <table:table-cell table:style-name="Table15.A2" office:value-type="string">
            <text:p text:style-name="P45">S en VA</text:p>
          </table:table-cell>
          <table:table-cell table:style-name="Table15.A2" office:value-type="string">
            <text:p text:style-name="P48"/>
          </table:table-cell>
          <table:table-cell table:style-name="Table15.A2" office:value-type="string">
            <text:p text:style-name="P48"/>
          </table:table-cell>
          <table:table-cell table:style-name="Table15.A2" office:value-type="string">
            <text:p text:style-name="P48"/>
          </table:table-cell>
          <table:table-cell table:style-name="Table15.E2" office:value-type="string">
            <text:p text:style-name="P49">2,1</text:p>
          </table:table-cell>
        </table:table-row>
      </table:table>
      <text:p text:style-name="P32"/>
      <text:p text:style-name="P32"/>
      <text:list xml:id="list124228744530761" text:continue-numbering="true" text:style-name="L20">
        <text:list-item>
          <text:p text:style-name="P95"><text:span text:style-name="T33">Dibuja el triángulo de potencias (escala 1 W = 1 VAR = 1 VA = 5 cm)</text:span>.</text:p>
        </text:list-item>
      </text:list>
      <text:p text:style-name="P20"/>
      <text:p text:style-name="P20"><draw:g text:anchor-type="paragraph" draw:z-index="2" draw:style-name="gr1"><draw:line draw:style-name="gr3" draw:text-style-name="P115" svg:x1="1.1524in" svg:y1="2.3386in" svg:x2="4.6248in" svg:y2="2.3386in"><text:p/></draw:line><draw:line draw:style-name="gr3" draw:text-style-name="P115" svg:x1="1.1713in" svg:y1="2.3571in" svg:x2="1.1713in" svg:y2="0.1917in"><text:p/></draw:line><draw:frame draw:style-name="gr6" draw:text-style-name="P119" svg:width="1.1815in" svg:height="0.2913in" svg:x="2.1654in" svg:y="2.3724in"><draw:text-box><text:p text:style-name="P118"><text:span text:style-name="T54">P = 1,76 W</text:span></text:p></draw:text-box></draw:frame><draw:frame draw:style-name="gr6" draw:text-style-name="P119" svg:width="1.1815in" svg:height="0.3453in" svg:x="0in" svg:y="1.0343in"><draw:text-box><text:p text:style-name="P118"><text:span text:style-name="T54">Q</text:span><text:span text:style-name="T55">L</text:span><text:span text:style-name="T54"> = 1,1 VAR</text:span></text:p></draw:text-box></draw:frame><draw:line draw:style-name="gr7" draw:text-style-name="P115" svg:x1="4.6358in" svg:y1="2.3575in" svg:x2="4.6358in" svg:y2="0.1921in"><text:p/></draw:line><draw:line draw:style-name="gr3" draw:text-style-name="P115" svg:x1="1.1811in" svg:y1="2.3327in" svg:x2="4.6063in" svg:y2="0.2067in"><text:p/></draw:line><draw:frame draw:style-name="gr6" draw:text-style-name="P119" svg:width="1.1815in" svg:height="0.2913in" svg:x="2.4016in" svg:y="0.6016in"><draw:text-box><text:p text:style-name="P118"><text:span text:style-name="T54">S = 2,1 VA</text:span></text:p></draw:text-box></draw:frame><draw:frame draw:style-name="gr5" draw:text-style-name="P117" svg:width="0.5634in" svg:height="0.1835in" svg:x="1.548in" svg:y="2.1161in"><draw:image xlink:href="Pictures/2000002400000598000001D43D2CE514.svm" xlink:type="simple" xlink:show="embed" xlink:actuate="onLoad"><text:p/></draw:image></draw:fram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2"><text:span text:style-name="T2">Ejercicio </text:span><text:span text:style-name="T4">2</text:span></text:p>
      <text:p text:style-name="P3">En un circuito en serie de una resistencia de <text:span text:style-name="T31">2</text:span>0 Ω y un <text:span text:style-name="T36">condensador</text:span> de <text:span text:style-name="T31">159 </text:span><text:span text:style-name="T7">μF</text:span>, con una fuente de alimentación de <text:span text:style-name="T31">230 V a 5</text:span>0 Hz.</text:p>
      <text:list xml:id="list124229091347222" text:continue-list="list124228744530761" text:style-name="L20">
        <text:list-item text:start-value="1">
          <text:p text:style-name="P90">Dibuja un esquema del circuito.</text:p>
        </text:list-item>
      </text:list>
      <text:p text:style-name="P9"><draw:g text:anchor-type="paragraph" draw:z-index="6" draw:style-name="gr1"><draw:frame draw:style-name="gr8" draw:text-style-name="P116" svg:width="0.5134in" svg:height="0.4862in" svg:x="2.478in" svg:y="1.7063in"><draw:image xlink:href="Pictures/100000000000002500000023EB4E9695.png" xlink:type="simple" xlink:show="embed" xlink:actuate="onLoad"><text:p/></draw:image></draw:frame><draw:frame draw:style-name="gr9" draw:text-style-name="P120" svg:width="1.1031in" svg:height="0.324in" svg:x="2.2217in" svg:y="2.2236in"><draw:text-box><text:p text:style-name="P118"><text:span text:style-name="T56">E = 230 V</text:span></text:p></draw:text-box></draw:frame><draw:frame draw:style-name="gr9" draw:text-style-name="P120" svg:width="0.787in" svg:height="0.324in" svg:x="2.2224in" svg:y="2.4606in"><draw:text-box><text:p text:style-name="P118"><text:span text:style-name="T56">50 Hz</text:span></text:p></draw:text-box></draw:frame><draw:custom-shape draw:style-name="gr10" draw:text-style-name="P115" svg:width="0.198in" svg:height="0.5925in" draw:transform="rotate (1.5707963267949) translate (2.97986111111111in 0.652083333333333in)"><text:p/><draw:enhanced-geometry svg:viewBox="0 0 21600 21600" draw:type="rectangle" draw:enhanced-path="M 0 0 L 21600 0 21600 21600 0 21600 0 0 Z N"/></draw:custom-shape><draw:line draw:style-name="gr11" draw:text-style-name="P115" svg:x1="1.5752in" svg:y1="0.5634in" svg:x2="2.2638in" svg:y2="0.5634in"><text:p/></draw:line><draw:line draw:style-name="gr11" draw:text-style-name="P115" svg:x1="2.4217in" svg:y1="0.5543in" svg:x2="2.9736in" svg:y2="0.5543in"><text:p/></draw:line><draw:line draw:style-name="gr11" draw:text-style-name="P115" svg:x1="3.9394in" svg:y1="1.9484in" svg:x2="3.9394in" svg:y2="0.5626in"><text:p/></draw:line><draw:frame draw:style-name="gr12" draw:text-style-name="P121" svg:width="1.2807in" svg:height="0.3551in" svg:x="1.7717in" svg:y="-0.072in"><draw:text-box><text:p text:style-name="P118"><text:span text:style-name="T57">C=159 μF</text:span></text:p></draw:text-box></draw:frame><draw:frame draw:style-name="gr12" draw:text-style-name="P121" svg:width="1.1567in" svg:height="0.3551in" svg:x="2.8205in" svg:y="0.085in"><draw:text-box><text:p text:style-name="P118"><text:span text:style-name="T57">R = 20 Ω </text:span></text:p></draw:text-box></draw:frame><draw:line draw:style-name="gr11" draw:text-style-name="P115" svg:x1="3.5709in" svg:y1="0.5626in" svg:x2="3.9256in" svg:y2="0.5571in"><text:p/></draw:line><draw:line draw:style-name="gr11" draw:text-style-name="P115" svg:x1="2.9925in" svg:y1="1.948in" svg:x2="3.9244in" svg:y2="1.9354in"><text:p/></draw:line><draw:line draw:style-name="gr11" draw:text-style-name="P115" svg:x1="1.5768in" svg:y1="1.948in" svg:x2="2.5087in" svg:y2="1.9354in"><text:p/></draw:line><draw:line draw:style-name="gr11" draw:text-style-name="P115" svg:x1="1.5776in" svg:y1="1.9484in" svg:x2="1.5776in" svg:y2="0.5626in"><text:p/></draw:line><draw:line draw:style-name="gr11" draw:text-style-name="P115" svg:x1="2.2512in" svg:y1="0.828in" svg:x2="2.2512in" svg:y2="0.328in"><text:p/></draw:line><draw:line draw:style-name="gr11" draw:text-style-name="P115" svg:x1="2.4091in" svg:y1="0.828in" svg:x2="2.4091in" svg:y2="0.328in"><text:p/></draw:line></draw:g></text:p>
      <text:p text:style-name="P9"/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list xml:id="list124229601122087" text:continue-numbering="true" text:style-name="L20">
        <text:list-item>
          <text:p text:style-name="P91">Completa la tabla.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>R</text:p>
          </table:table-cell>
          <table:table-cell table:style-name="Table3.A1" office:value-type="string">
            <text:p text:style-name="P59">L</text:p>
          </table:table-cell>
          <table:table-cell table:style-name="Table3.A1" office:value-type="string">
            <text:p text:style-name="P59">C</text:p>
          </table:table-cell>
          <table:table-cell table:style-name="Table3.A1" office:value-type="string">
            <text:p text:style-name="P52">Total</text:p>
          </table:table-cell>
          <table:table-cell table:style-name="Table3.F1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52">E</text:p>
          </table:table-cell>
          <table:table-cell table:style-name="Table3.A2" office:value-type="string">
            <text:p text:style-name="P107">1<text:span text:style-name="T53">62,5</text:span> V <text:span text:style-name="T29">∠</text:span>45<text:span text:style-name="T29">º</text:span></text:p>
            <text:p text:style-name="P110">(114,9 + j114,9) V</text:p>
          </table:table-cell>
          <table:table-cell table:style-name="Table3.A2" office:value-type="string">
            <text:p text:style-name="P109"/>
          </table:table-cell>
          <table:table-cell table:style-name="Table3.A2" office:value-type="string">
            <text:p text:style-name="P108">1<text:span text:style-name="T53">62,5</text:span> V <text:span text:style-name="T29">∠</text:span>45<text:span text:style-name="T29">º</text:span></text:p>
            <text:p text:style-name="P110">(114,9 - j114,9) V</text:p>
          </table:table-cell>
          <table:table-cell table:style-name="Table3.A2" office:value-type="string">
            <text:p text:style-name="P111">(<text:span text:style-name="T31">23</text:span>0 +j0) V</text:p>
            <text:p text:style-name="P112"><text:span text:style-name="T31">230 V </text:span><text:span text:style-name="T40">∠0º</text:span></text:p>
          </table:table-cell>
          <table:table-cell table:style-name="Table3.F2" office:value-type="string">
            <text:p text:style-name="P62">V</text:p>
          </table:table-cell>
        </table:table-row>
        <table:table-row>
          <table:table-cell table:style-name="Table3.A2" office:value-type="string">
            <text:p text:style-name="P52">I</text:p>
          </table:table-cell>
          <table:table-cell table:style-name="Table3.A2" office:value-type="string">
            <text:p text:style-name="P105">8,<text:span text:style-name="T53">1</text:span> A <text:span text:style-name="T41">∠</text:span><text:span text:style-name="T40">45</text:span><text:span text:style-name="T41">º</text:span></text:p>
            <text:p text:style-name="P105">(5,<text:span text:style-name="T53">7</text:span> + j 5,<text:span text:style-name="T53">7</text:span>) A</text:p>
          </table:table-cell>
          <table:table-cell table:style-name="Table3.A2" office:value-type="string">
            <text:p text:style-name="P105"/>
          </table:table-cell>
          <table:table-cell table:style-name="Table3.A2" office:value-type="string">
            <text:p text:style-name="P105">8,<text:span text:style-name="T53">1</text:span> A <text:span text:style-name="T41">∠</text:span><text:span text:style-name="T40">45</text:span><text:span text:style-name="T41">º</text:span></text:p>
            <text:p text:style-name="P105"><text:span text:style-name="T41">(5,</text:span><text:span text:style-name="T43">7</text:span><text:span text:style-name="T41"> + j5,</text:span><text:span text:style-name="T43">7</text:span><text:span text:style-name="T41">) A</text:span></text:p>
          </table:table-cell>
          <table:table-cell table:style-name="Table3.A2" office:value-type="string">
            <text:p text:style-name="P106">8,<text:span text:style-name="T53">1</text:span> A <text:span text:style-name="T41">∠</text:span><text:span text:style-name="T40">45</text:span><text:span text:style-name="T41">º</text:span></text:p>
            <text:p text:style-name="P106">(5,<text:span text:style-name="T53">7</text:span> + j 5,<text:span text:style-name="T53">7</text:span>) A</text:p>
          </table:table-cell>
          <table:table-cell table:style-name="Table3.F2" office:value-type="string">
            <text:p text:style-name="P55">A</text:p>
          </table:table-cell>
        </table:table-row>
        <table:table-row>
          <table:table-cell table:style-name="Table3.A2" office:value-type="string">
            <text:p text:style-name="P52">Z</text:p>
          </table:table-cell>
          <table:table-cell table:style-name="Table3.A2" office:value-type="string">
            <text:p text:style-name="P113">(<text:span text:style-name="T31">20</text:span> +j0) Ω</text:p>
            <text:p text:style-name="P113"><text:span text:style-name="T31">20</text:span> Ω<text:span text:style-name="T27"> </text:span><text:span text:style-name="T40">∠0º</text:span></text:p>
          </table:table-cell>
          <table:table-cell table:style-name="Table3.A2" office:value-type="string">
            <text:p text:style-name="P113"/>
          </table:table-cell>
          <table:table-cell table:style-name="Table3.A2" office:value-type="string">
            <text:p text:style-name="P113">(<text:span text:style-name="T31">0</text:span> -j<text:span text:style-name="T32">2</text:span>0) Ω</text:p>
            <text:p text:style-name="P113"><text:span text:style-name="T31">20</text:span> Ω<text:span text:style-name="T27"> </text:span><text:span text:style-name="T40">∠-</text:span><text:span text:style-name="T44">9</text:span><text:span text:style-name="T40">0º</text:span></text:p>
          </table:table-cell>
          <table:table-cell table:style-name="Table3.A2" office:value-type="string">
            <text:p text:style-name="P113">(<text:span text:style-name="T32">20</text:span> -j<text:span text:style-name="T32">2</text:span>0) Ω</text:p>
            <text:p text:style-name="P113"><text:span text:style-name="T31">28,3</text:span> Ω<text:span text:style-name="T27"> </text:span><text:span text:style-name="T40">∠-</text:span><text:span text:style-name="T44">45</text:span><text:span text:style-name="T40">º</text:span></text:p>
          </table:table-cell>
          <table:table-cell table:style-name="Table3.F2" office:value-type="string">
            <text:p text:style-name="P57">Ω</text:p>
          </table:table-cell>
        </table:table-row>
      </table:table>
      <text:p text:style-name="P29"/>
      <text:p text:style-name="P9"><draw:frame draw:style-name="fr1" draw:name="Object3" text:anchor-type="as-char" svg:y="-0.2453in" svg:width="2.9071in" svg:height="0.3945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/>
      <text:p text:style-name="P3"/>
      <text:p text:style-name="P3"/>
      <text:p text:style-name="P3"/>
      <text:list xml:id="list124229491666034" text:continue-numbering="true" text:style-name="L20">
        <text:list-item>
          <text:p text:style-name="P100"><text:span text:style-name="T13">Dibuja el diagrama </text:span><text:span text:style-name="T14">fasorial de corriente y tensiones (escalas: </text:span><text:span text:style-name="T20">20</text:span><text:span text:style-name="T14"> V = </text:span><text:span text:style-name="T20">1</text:span><text:span text:style-name="T14"> cm y </text:span><text:span text:style-name="T16">1</text:span><text:span text:style-name="T14"> A = </text:span><text:span text:style-name="T17">2</text:span><text:span text:style-name="T14"> cm)</text:span><text:span text:style-name="T13">.</text:span></text:p>
        </text:list-item>
      </text:list>
      <text:p text:style-name="P4"/>
      <text:p text:style-name="P3"><draw:g text:anchor-type="paragraph" draw:z-index="30" draw:style-name="gr16"><draw:line draw:style-name="gr17" draw:text-style-name="P115" svg:x1="1.4154in" svg:y1="0.45in" svg:x2="1.4154in" svg:y2="3.8358in"><text:p/></draw:line><draw:line draw:style-name="gr18" draw:text-style-name="P115" svg:x1="0.3933in" svg:y1="2.6535in" svg:x2="6.2988in" svg:y2="2.6535in"><text:p/></draw:line><draw:line draw:style-name="gr19" draw:text-style-name="P115" svg:x1="1.4169in" svg:y1="2.6535in" svg:x2="5.9445in" svg:y2="2.6535in"><text:p/></draw:line><draw:frame draw:style-name="gr20" draw:text-style-name="P116" svg:width="0.3433in" svg:height="0.1835in" svg:x="5.9657in" svg:y="2.7173in"><draw:image xlink:href="Pictures/2000000F00000371000001D498A77617.svm" xlink:type="simple" xlink:show="embed" xlink:actuate="onLoad"><text:p/></draw:image></draw:frame><draw:frame draw:style-name="gr21" draw:text-style-name="P116" svg:width="0.8185in" svg:height="0.185in" svg:x="1.0437in" svg:y="0.2354in"><draw:image xlink:href="Pictures/2000000F00000825000001D4AE85CCDF.svm" xlink:type="simple" xlink:show="embed" xlink:actuate="onLoad"><text:p/></draw:image></draw:frame><draw:frame draw:style-name="gr5" draw:text-style-name="P117" svg:width="1.0697in" svg:height="0.1843in" svg:x="5.0776in" svg:y="2.3799in"><draw:image xlink:href="Pictures/2000003900000A9D000001D4B582EFEF.svm" xlink:type="simple" xlink:show="embed" xlink:actuate="onLoad"><text:p/></draw:image></draw:frame><draw:line draw:style-name="gr22" draw:text-style-name="P115" svg:x1="1.4118in" svg:y1="2.6398in" svg:x2="3.6752in" svg:y2="0.3764in"><text:p/></draw:line><draw:line draw:style-name="gr23" draw:text-style-name="P115" svg:x1="1.4154in" svg:y1="2.6378in" svg:x2="3.6787in" svg:y2="4.9012in"><text:p/></draw:line><draw:frame draw:style-name="gr5" draw:text-style-name="P117" svg:width="1.3496in" svg:height="0.2087in" svg:x="3.1098in" svg:y="0.1362in"><draw:image xlink:href="Pictures/2000004000000D6300000214D924A8A7.svm" xlink:type="simple" xlink:show="embed" xlink:actuate="onLoad"><text:p/></draw:image></draw:frame><draw:frame draw:style-name="gr5" draw:text-style-name="P117" svg:width="1.4752in" svg:height="0.2087in" svg:x="3.1102in" svg:y="5.0579in"><draw:image xlink:href="Pictures/2000004700000EA2000002149A293564.svm" xlink:type="simple" xlink:show="embed" xlink:actuate="onLoad"><text:p/></draw:image></draw:frame><draw:line draw:style-name="gr24" draw:text-style-name="P115" svg:x1="1.4154in" svg:y1="2.6276in" svg:x2="2.5429in" svg:y2="1.5in"><text:p/></draw:line><draw:frame draw:style-name="gr5" draw:text-style-name="P117" svg:width="1.078in" svg:height="0.1831in" svg:x="1.5744in" svg:y="1.2787in"><draw:image xlink:href="Pictures/2000003900000AB0000001D46EE1AAA6.svm" xlink:type="simple" xlink:show="embed" xlink:actuate="onLoad"><text:p/></draw:image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4230040848857" text:continue-numbering="true" text:style-name="L20">
        <text:list-item>
          <text:p text:style-name="P101"><text:span text:style-name="T13">Dibuja el diagrama</text:span><text:span text:style-name="T14"> de impedancias (escala </text:span><text:span text:style-name="T16">4</text:span><text:span text:style-name="T14"> Ω = 1 cm)</text:span><text:span text:style-name="T13">.</text:span></text:p>
        </text:list-item>
      </text:list>
      <text:p text:style-name="P17"><draw:g text:anchor-type="paragraph" draw:z-index="7" draw:style-name="gr1"><draw:line draw:style-name="gr2" draw:text-style-name="P115" svg:x1="1.7685in" svg:y1="0.4677in" svg:x2="1.7685in" svg:y2="3.8535in"><text:p/></draw:line><draw:line draw:style-name="gr3" draw:text-style-name="P115" svg:x1="1.0016in" svg:y1="1.374in" svg:x2="4.9386in" svg:y2="1.374in"><text:p/></draw:line><draw:line draw:style-name="gr3" draw:text-style-name="P115" svg:x1="1.7496in" svg:y1="1.374in" svg:x2="3.7181in" svg:y2="1.374in"><text:p/></draw:line><draw:frame draw:style-name="gr4" draw:text-style-name="P116" svg:width="0.3441in" svg:height="0.1843in" svg:x="4.5661in" svg:y="1.4354in"><draw:image xlink:href="Pictures/2000000F00000371000001D498A77617.svm" xlink:type="simple" xlink:show="embed" xlink:actuate="onLoad"><text:p/></draw:image></draw:frame><draw:frame draw:style-name="gr4" draw:text-style-name="P116" svg:width="0.8177in" svg:height="0.1843in" svg:x="1.3764in" svg:y="0.1362in"><draw:image xlink:href="Pictures/2000000F00000825000001D4AE85CCDF.svm" xlink:type="simple" xlink:show="embed" xlink:actuate="onLoad"><text:p/></draw:image></draw:frame><draw:line draw:style-name="gr3" draw:text-style-name="P115" svg:x1="1.7524in" svg:y1="1.3764in" svg:x2="1.7524in" svg:y2="3.3449in"><text:p/></draw:line><draw:line draw:style-name="gr3" draw:text-style-name="P115" svg:x1="1.7598in" svg:y1="1.3799in" svg:x2="3.7362in" svg:y2="3.3563in"><text:p/></draw:line><draw:frame draw:style-name="gr5" draw:text-style-name="P117" svg:width="0.987in" svg:height="0.1835in" svg:x="3.2689in" svg:y="1.0555in"><draw:image xlink:href="Pictures/20000039000009CB000001D466688A3D.svm" xlink:type="simple" xlink:show="embed" xlink:actuate="onLoad"><text:p/></draw:image></draw:frame><draw:frame draw:style-name="gr5" draw:text-style-name="P117" svg:width="1.2803in" svg:height="0.2087in" svg:x="0.3945in" svg:y="3.1815in"><draw:image xlink:href="Pictures/2000004700000CB000000214A793E800.svm" xlink:type="simple" xlink:show="embed" xlink:actuate="onLoad"><text:p/></draw:image></draw:frame><draw:frame draw:style-name="gr5" draw:text-style-name="P117" svg:width="1.3142in" svg:height="0.1831in" svg:x="3.387in" svg:y="3.4579in"><draw:image xlink:href="Pictures/2000004000000D06000001D45F44A909.svm" xlink:type="simple" xlink:show="embed" xlink:actuate="onLoad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24229208793214" text:continue-numbering="true" text:style-name="L20">
        <text:list-item>
          <text:p text:style-name="P87"><text:span text:style-name="T15">Completa la tabla de potencias</text:span><text:span text:style-name="T13">.</text:span></text:p>
          <text:p text:style-name="P93"><text:span text:style-name="T13"><draw:frame draw:style-name="fr2" draw:name="Object20" text:anchor-type="as-char" svg:y="-0.2598in" svg:width="1.9661in" svg:height="0.4083in" draw:z-index="31"><draw:object xlink:href="./Object 20" xlink:type="simple" xlink:show="embed" xlink:actuate="onLoad"/><draw:image xlink:href="./ObjectReplacements/Object 20" xlink:type="simple" xlink:show="embed" xlink:actuate="onLoad"/></draw:frame></text:span></text:p>
          <text:p text:style-name="P94"><text:span text:style-name="T13"><draw:frame draw:style-name="fr2" draw:name="Object21" text:anchor-type="as-char" svg:y="-0.2602in" svg:width="2.2937in" svg:height="0.4346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40">R</text:p>
          </table:table-cell>
          <table:table-cell table:style-name="Table2.A1" office:value-type="string">
            <text:p text:style-name="P40">X<text:span text:style-name="T34">L</text:span></text:p>
          </table:table-cell>
          <table:table-cell table:style-name="Table2.A1" office:value-type="string">
            <text:p text:style-name="P40">X<text:span text:style-name="T35">C</text:span></text:p>
          </table:table-cell>
          <table:table-cell table:style-name="Table2.E1" office:value-type="string">
            <text:p text:style-name="P43">Z</text:p>
          </table:table-cell>
        </table:table-row>
        <table:table-row>
          <table:table-cell table:style-name="Table2.A2" office:value-type="string">
            <text:p text:style-name="P46">P en W</text:p>
          </table:table-cell>
          <table:table-cell table:style-name="Table2.A2" office:value-type="string">
            <text:p text:style-name="P114">2645 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E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46">Q en VAR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114">-2645</text:p>
          </table:table-cell>
          <table:table-cell table:style-name="Table2.E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46">S en VA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E2" office:value-type="string">
            <text:p text:style-name="P65"/>
          </table:table-cell>
        </table:table-row>
      </table:table>
      <text:p text:style-name="P33"/>
      <text:p text:style-name="P33"/>
      <text:list xml:id="list124229798880932" text:continue-numbering="true" text:style-name="L20">
        <text:list-item>
          <text:p text:style-name="P96"><text:span text:style-name="T33">Dibuja el triángulo de potencias (escala 200 W = 200 VAR = 200 VA = 1 cm)</text:span>.</text:p>
        </text:list-item>
      </text:list>
      <text:p text:style-name="P21"><draw:g text:anchor-type="paragraph" draw:z-index="8" draw:style-name="gr1"><draw:line draw:style-name="gr2" draw:text-style-name="P115" svg:x1="2.0433in" svg:y1="0.4862in" svg:x2="2.0433in" svg:y2="3.0453in"><text:p/></draw:line><draw:line draw:style-name="gr3" draw:text-style-name="P115" svg:x1="1.2764in" svg:y1="0.7622in" svg:x2="5.2134in" svg:y2="0.7622in"><text:p/></draw:line><draw:line draw:style-name="gr3" draw:text-style-name="P115" svg:x1="2.0236in" svg:y1="0.7622in" svg:x2="4.4252in" svg:y2="0.7622in"><text:p/></draw:line><draw:frame draw:style-name="gr4" draw:text-style-name="P116" svg:width="0.3441in" svg:height="0.1835in" svg:x="4.8409in" svg:y="0.8248in"><draw:image xlink:href="Pictures/2000000F00000371000001D498A77617.svm" xlink:type="simple" xlink:show="embed" xlink:actuate="onLoad"><text:p/></draw:image></draw:frame><draw:frame draw:style-name="gr4" draw:text-style-name="P116" svg:width="0.8177in" svg:height="0.1843in" svg:x="1.6512in" svg:y="0.1937in"><draw:image xlink:href="Pictures/2000000F00000825000001D4AE85CCDF.svm" xlink:type="simple" xlink:show="embed" xlink:actuate="onLoad"><text:p/></draw:image></draw:frame><draw:line draw:style-name="gr3" draw:text-style-name="P115" svg:x1="2.0264in" svg:y1="0.7638in" svg:x2="2.0264in" svg:y2="3.1654in"><text:p/></draw:line><draw:line draw:style-name="gr3" draw:text-style-name="P115" svg:x1="2.0409in" svg:y1="0.7563in" svg:x2="4.435in" svg:y2="3.1504in"><text:p/></draw:line><draw:frame draw:style-name="gr5" draw:text-style-name="P117" svg:width="0.8441in" svg:height="0.1835in" svg:x="3.5437in" svg:y="0.4437in"><draw:image xlink:href="Pictures/2000002400000863000001D48CF95BEA.svm" xlink:type="simple" xlink:show="embed" xlink:actuate="onLoad"><text:p/></draw:image></draw:frame><draw:frame draw:style-name="gr5" draw:text-style-name="P117" svg:width="0.7504in" svg:height="0.2087in" svg:x="1.1811in" svg:y="3.0028in"><draw:image xlink:href="Pictures/2000002400000777000002142B158CB8.svm" xlink:type="simple" xlink:show="embed" xlink:actuate="onLoad"><text:p/></draw:image></draw:frame><draw:frame draw:style-name="gr5" draw:text-style-name="P117" svg:width="0.8634in" svg:height="0.1835in" svg:x="3.8976in" svg:y="2.4126in"><draw:image xlink:href="Pictures/2000002400000898000001D44A146893.svm" xlink:type="simple" xlink:show="embed" xlink:actuate="onLoad"><text:p/></draw:image></draw:frame><draw:frame draw:style-name="gr5" draw:text-style-name="P117" svg:width="0.6925in" svg:height="0.1835in" svg:x="2.4209in" svg:y="0.8272in"><draw:image xlink:href="Pictures/2000002B000006DF000001D4EF633E8B.svm" xlink:type="simple" xlink:show="embed" xlink:actuate="onLoad"><text:p/></draw:image></draw:frame></draw:g></text:p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7"><text:span text:style-name="T2">Ejercicio </text:span><text:span text:style-name="T5">3</text:span></text:p>
      <text:p text:style-name="P6"><draw:g text:anchor-type="paragraph" draw:z-index="9" draw:style-name="gr1"><draw:frame draw:style-name="gr8" draw:text-style-name="P116" svg:width="0.5134in" svg:height="0.4862in" svg:x="2.9669in" svg:y="2.0646in"><draw:image xlink:href="Pictures/100000000000002500000023EB4E9695.png" xlink:type="simple" xlink:show="embed" xlink:actuate="onLoad"><text:p/></draw:image></draw:frame><draw:frame draw:style-name="gr9" draw:text-style-name="P120" svg:width="1.1039in" svg:height="0.324in" svg:x="2.7106in" svg:y="2.5819in"><draw:text-box><text:p text:style-name="P118"><text:span text:style-name="T56">E = 220 V</text:span></text:p></draw:text-box></draw:frame><draw:frame draw:style-name="gr9" draw:text-style-name="P120" svg:width="0.787in" svg:height="0.324in" svg:x="2.7114in" svg:y="2.8189in"><draw:text-box><text:p text:style-name="P118"><text:span text:style-name="T56">50 Hz</text:span></text:p></draw:text-box></draw:frame><draw:custom-shape draw:style-name="gr10" draw:text-style-name="P115" svg:width="0.198in" svg:height="0.5925in" draw:transform="rotate (1.5707963267949) translate (3.46805555555556in 0.65625in)"><text:p/><draw:enhanced-geometry svg:viewBox="0 0 21600 21600" draw:type="rectangle" draw:enhanced-path="M 0 0 L 21600 0 21600 21600 0 21600 0 0 Z N"/></draw:custom-shape><draw:line draw:style-name="gr11" draw:text-style-name="P115" svg:x1="2.065in" svg:y1="0.5673in" svg:x2="2.7535in" svg:y2="0.5673in"><text:p/></draw:line><draw:line draw:style-name="gr11" draw:text-style-name="P115" svg:x1="2.9118in" svg:y1="0.5583in" svg:x2="3.4638in" svg:y2="0.5583in"><text:p/></draw:line><draw:line draw:style-name="gr11" draw:text-style-name="P115" svg:x1="4.4189in" svg:y1="2.2917in" svg:x2="4.4189in" svg:y2="0.5673in"><text:p/></draw:line><draw:frame draw:style-name="gr12" draw:text-style-name="P121" svg:width="1.2803in" svg:height="0.3551in" svg:x="2.1035in" svg:y="0.0898in"><draw:text-box><text:p text:style-name="P118"><text:span text:style-name="T57">L = 95 mH</text:span></text:p></draw:text-box></draw:frame><draw:frame draw:style-name="gr12" draw:text-style-name="P121" svg:width="1.1567in" svg:height="0.3551in" svg:x="3.3091in" svg:y="0.089in"><draw:text-box><text:p text:style-name="P118"><text:span text:style-name="T57">R = 10 Ω </text:span></text:p></draw:text-box></draw:frame><draw:line draw:style-name="gr11" draw:text-style-name="P115" svg:x1="4.0591in" svg:y1="0.5665in" svg:x2="4.4138in" svg:y2="0.561in"><text:p/></draw:line><draw:line draw:style-name="gr11" draw:text-style-name="P115" svg:x1="3.4827in" svg:y1="2.3063in" svg:x2="4.4146in" svg:y2="2.2937in"><text:p/></draw:line><draw:line draw:style-name="gr11" draw:text-style-name="P115" svg:x1="2.065in" svg:y1="2.3063in" svg:x2="2.9969in" svg:y2="2.2937in"><text:p/></draw:line><draw:g draw:style-name="gr13"><draw:g draw:style-name="gr13"><draw:custom-shape draw:style-name="gr14" draw:text-style-name="P115" svg:width="0.1516in" svg:height="0.1504in" svg:x="2.4587in" svg:y="0.481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5" svg:x1="2.4618in" svg:y1="0.5583in" svg:x2="2.6075in" svg:y2="0.5583in"><text:p/></draw:line></draw:g><draw:g draw:style-name="gr13"><draw:custom-shape draw:style-name="gr14" draw:text-style-name="P115" svg:width="0.1516in" svg:height="0.1512in" svg:x="2.6169in" svg:y="0.481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5" svg:x1="2.6205in" svg:y1="0.5583in" svg:x2="2.7661in" svg:y2="0.5583in"><text:p/></draw:line></draw:g><draw:g draw:style-name="gr13"><draw:custom-shape draw:style-name="gr14" draw:text-style-name="P115" svg:width="0.1504in" svg:height="0.1504in" svg:x="2.7736in" svg:y="0.482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5" svg:x1="2.7768in" svg:y1="0.5583in" svg:x2="2.9224in" svg:y2="0.5583in"><text:p/></draw:line></draw:g><draw:g draw:style-name="gr13"><draw:custom-shape draw:style-name="gr14" draw:text-style-name="P115" svg:width="0.1516in" svg:height="0.1504in" svg:x="2.9315in" svg:y="0.484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5" draw:text-style-name="P115" svg:x1="2.9354in" svg:y1="0.5587in" svg:x2="3.0811in" svg:y2="0.5587in"><text:p/></draw:line></draw:g></draw:g><draw:line draw:style-name="gr11" draw:text-style-name="P115" svg:x1="3.1354in" svg:y1="1.7768in" svg:x2="3.1354in" svg:y2="1.2768in"><text:p/></draw:line><draw:line draw:style-name="gr11" draw:text-style-name="P115" svg:x1="3.2921in" svg:y1="1.7768in" svg:x2="3.2921in" svg:y2="1.2768in"><text:p/></draw:line><draw:frame draw:style-name="gr12" draw:text-style-name="P121" svg:width="1.2803in" svg:height="0.3551in" svg:x="2.7732in" svg:y="0.8764in"><draw:text-box><text:p text:style-name="P118"><text:span text:style-name="T57">C = 50</text:span><text:span text:style-name="T58">μ</text:span><text:span text:style-name="T59">F</text:span></text:p></draw:text-box></draw:frame><draw:line draw:style-name="gr11" draw:text-style-name="P115" svg:x1="3.3087in" svg:y1="1.5055in" svg:x2="4.4154in" svg:y2="1.5055in"><text:p/></draw:line><draw:line draw:style-name="gr11" draw:text-style-name="P115" svg:x1="2.0476in" svg:y1="1.5055in" svg:x2="3.1303in" svg:y2="1.5055in"><text:p/></draw:line><draw:line draw:style-name="gr11" draw:text-style-name="P115" svg:x1="2.0571in" svg:y1="2.2917in" svg:x2="2.0571in" svg:y2="0.5673in"><text:p/></draw:line><draw:frame draw:style-name="gr9" draw:text-style-name="P120" svg:width="0.2823in" svg:height="0.324in" svg:x="1.8051in" svg:y="1.7551in"><draw:text-box><text:p text:style-name="P118"><text:span text:style-name="T56">I</text:span></text:p></draw:text-box></draw:frame><draw:frame draw:style-name="gr9" draw:text-style-name="P120" svg:width="0.3606in" svg:height="0.387in" svg:x="2.3169in" svg:y="1.1646in"><draw:text-box><text:p text:style-name="P118"><text:span text:style-name="T56">I</text:span><text:span text:style-name="T60">C</text:span></text:p></draw:text-box></draw:frame><draw:frame draw:style-name="gr9" draw:text-style-name="P120" svg:width="0.4724in" svg:height="0.387in" svg:x="1.5752in" svg:y="0.889in"><draw:text-box><text:p text:style-name="P118"><text:span text:style-name="T56">I</text:span><text:span text:style-name="T60">RL</text:span>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429678731147910700" text:style-name="L21">
        <text:list-item>
          <text:p text:style-name="P92">Completa la tabla.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76"/>
          </table:table-cell>
          <table:table-cell table:style-name="Table4.A1" office:value-type="string">
            <text:p text:style-name="P76">R</text:p>
          </table:table-cell>
          <table:table-cell table:style-name="Table4.A1" office:value-type="string">
            <text:p text:style-name="P72">L</text:p>
          </table:table-cell>
          <table:table-cell table:style-name="Table4.A1" office:value-type="string">
            <text:p text:style-name="P72">C</text:p>
          </table:table-cell>
          <table:table-cell table:style-name="Table4.A1" office:value-type="string">
            <text:p text:style-name="P76">Total</text:p>
          </table:table-cell>
          <table:table-cell table:style-name="Table4.F1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76">E</text:p>
          </table:table-cell>
          <table:table-cell table:style-name="Table4.A2" office:value-type="string">
            <text:p text:style-name="P37">(22,3 - j66,4) V</text:p>
            <text:p text:style-name="P35">7<text:span text:style-name="T39">0</text:span> <text:span text:style-name="T39">V</text:span> ∠-71,45º</text:p>
          </table:table-cell>
          <table:table-cell table:style-name="Table4.A2" office:value-type="string">
            <text:p text:style-name="P37">(197,8 +j66,4) V</text:p>
            <text:p text:style-name="P35"><text:span text:style-name="T39">208,6</text:span> <text:span text:style-name="T39">V</text:span> ∠<text:span text:style-name="T45">18,55</text:span>º</text:p>
          </table:table-cell>
          <table:table-cell table:style-name="Table4.A2" office:value-type="string">
            <text:p text:style-name="P77">(<text:span text:style-name="T31">22</text:span>0 + j0) V</text:p>
            <text:p text:style-name="P68"><text:span text:style-name="T31">220 V </text:span>∠0º</text:p>
          </table:table-cell>
          <table:table-cell table:style-name="Table4.A2" office:value-type="string">
            <text:p text:style-name="P77">(<text:span text:style-name="T31">22</text:span>0 +j0) V</text:p>
            <text:p text:style-name="P73"><text:span text:style-name="T31">220 V </text:span><text:span text:style-name="T40">∠0º</text:span></text:p>
          </table:table-cell>
          <table:table-cell table:style-name="Table4.F2" office:value-type="string">
            <text:p text:style-name="P78">V</text:p>
          </table:table-cell>
        </table:table-row>
        <table:table-row>
          <table:table-cell table:style-name="Table4.A2" office:value-type="string">
            <text:p text:style-name="P76">I</text:p>
          </table:table-cell>
          <table:table-cell table:style-name="Table4.A2" office:value-type="string">
            <text:p text:style-name="P38">(2,2 - j6,6) A</text:p>
            <text:p text:style-name="P36">7 A ∠-71,45º</text:p>
          </table:table-cell>
          <table:table-cell table:style-name="Table4.A2" office:value-type="string">
            <text:p text:style-name="P38">(2,2 - j6,6) A</text:p>
            <text:p text:style-name="P35">7 A ∠-71,45º</text:p>
          </table:table-cell>
          <table:table-cell table:style-name="Table4.A2" office:value-type="string">
            <text:p text:style-name="P70">(<text:span text:style-name="T38">0</text:span> <text:span text:style-name="T39">+ j3,45</text:span>) <text:span text:style-name="T39">A</text:span></text:p>
            <text:p text:style-name="P34">3,45 A ∠90º</text:p>
          </table:table-cell>
          <table:table-cell table:style-name="Table4.A2" office:value-type="string">
            <text:p text:style-name="P69">(2,2 - j3,15) A</text:p>
            <text:p text:style-name="P69">3,8<text:span text:style-name="T47">4</text:span> A ∠-55º</text:p>
          </table:table-cell>
          <table:table-cell table:style-name="Table4.F2" office:value-type="string">
            <text:p text:style-name="P78">A</text:p>
          </table:table-cell>
        </table:table-row>
        <table:table-row>
          <table:table-cell table:style-name="Table4.A2" office:value-type="string">
            <text:p text:style-name="P76">Z</text:p>
          </table:table-cell>
          <table:table-cell table:style-name="Table4.A2" office:value-type="string">
            <text:p text:style-name="P74">(<text:span text:style-name="T38">10</text:span> +j0) Ω</text:p>
            <text:p text:style-name="P74"><text:span text:style-name="T38">10</text:span> Ω<text:span text:style-name="T27"> </text:span><text:span text:style-name="T40">∠0º</text:span></text:p>
          </table:table-cell>
          <table:table-cell table:style-name="Table4.A2" office:value-type="string">
            <text:p text:style-name="P74">(<text:span text:style-name="T38">0</text:span> +j<text:span text:style-name="T38">29,8</text:span>) Ω</text:p>
            <text:p text:style-name="P74"><text:span text:style-name="T38">29,8</text:span> Ω<text:span text:style-name="T27"> </text:span><text:span text:style-name="T40">∠</text:span><text:span text:style-name="T42">9</text:span><text:span text:style-name="T40">0º</text:span></text:p>
          </table:table-cell>
          <table:table-cell table:style-name="Table4.A2" office:value-type="string">
            <text:p text:style-name="P74">(<text:span text:style-name="T38">0</text:span> -j<text:span text:style-name="T38">63,7</text:span>) Ω</text:p>
            <text:p text:style-name="P74"><text:span text:style-name="T38">63,7</text:span> Ω<text:span text:style-name="T27"> </text:span><text:span text:style-name="T40">∠-</text:span><text:span text:style-name="T42">9</text:span><text:span text:style-name="T40">0º</text:span></text:p>
          </table:table-cell>
          <table:table-cell table:style-name="Table4.A2" office:value-type="string">
            <text:p text:style-name="P79"><text:span text:style-name="T40">(33,2 + j 47,4) </text:span><text:span text:style-name="T41">Ω</text:span></text:p>
            <text:p text:style-name="P71">57,9 Ω ∠55º</text:p>
          </table:table-cell>
          <table:table-cell table:style-name="Table4.F2" office:value-type="string">
            <text:p text:style-name="P75">Ω</text:p>
          </table:table-cell>
        </table:table-row>
      </table:table>
      <text:p text:style-name="P30"/>
      <text:p text:style-name="P10"><draw:frame draw:style-name="fr1" draw:name="Object2" text:anchor-type="as-char" svg:y="-0.2453in" svg:width="2.9508in" svg:height="0.3945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><draw:frame draw:style-name="fr1" draw:name="Object4" text:anchor-type="as-char" svg:y="-0.1484in" svg:width="2.7138in" svg:height="0.2098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><draw:frame draw:style-name="fr1" draw:name="Object5" text:anchor-type="as-char" svg:y="-0.2693in" svg:width="2.7516in" svg:height="0.4429in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draw:frame draw:style-name="fr1" draw:name="Object7" text:anchor-type="as-char" svg:y="-0.152in" svg:width="3.2417in" svg:height="0.2134in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draw:frame draw:style-name="fr1" draw:name="Object6" text:anchor-type="as-char" svg:y="-0.2693in" svg:width="4.1063in" svg:height="0.4437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"/>
      <text:p text:style-name="P13">Sin la conexión en paralelo del condensador, la corriente total del circuito sería I =<text:span text:style-name="T50">7 A ∠-71,45º.</text:span></text:p>
      <text:p text:style-name="P13">Gracias a la conexión en paralelo del condensador, se han reducido el valor efectivo de la corriente <text:soft-page-break/>y el desfase a I = <text:span text:style-name="T51">3,8</text:span><text:span text:style-name="T52">4</text:span><text:span text:style-name="T51"> A ∠-55º.</text:span></text:p>
      <text:p text:style-name="P13"><text:span text:style-name="T51">E</text:span><text:span text:style-name="T49">sto se debe a que una parte de la energía reactiva oscila entre inductor y condensador.</text:span></text:p>
      <text:list xml:id="list124230098157970" text:continue-numbering="true" text:style-name="L21">
        <text:list-item>
          <text:p text:style-name="P102"><text:span text:style-name="T13">Dibuja el diagrama </text:span><text:span text:style-name="T14">fasorial de corriente</text:span><text:span text:style-name="T19">s</text:span><text:span text:style-name="T14"> y tensiones (escalas: 1 V = </text:span><text:span text:style-name="T16">20</text:span><text:span text:style-name="T14"> cm y </text:span><text:span text:style-name="T16">1</text:span><text:span text:style-name="T14"> A = </text:span><text:span text:style-name="T18">1</text:span><text:span text:style-name="T14"> cm)</text:span><text:span text:style-name="T13">.</text:span></text:p>
        </text:list-item>
      </text:list>
      <text:p text:style-name="P6"/>
      <text:p text:style-name="P6"><draw:g text:anchor-type="paragraph" draw:z-index="14" draw:style-name="gr1"><draw:line draw:style-name="gr2" draw:text-style-name="P115" svg:x1="1.4346in" svg:y1="0.3504in" svg:x2="1.4346in" svg:y2="3.7362in"><text:p/></draw:line><draw:line draw:style-name="gr3" draw:text-style-name="P115" svg:x1="0.4118in" svg:y1="2.5555in" svg:x2="6.3173in" svg:y2="2.5555in"><text:p/></draw:line><draw:line draw:style-name="gr3" draw:text-style-name="P115" svg:x1="1.4354in" svg:y1="2.5555in" svg:x2="5.7661in" svg:y2="2.5555in"><text:p/></draw:line><draw:frame draw:style-name="gr4" draw:text-style-name="P116" svg:width="0.3441in" svg:height="0.1835in" svg:x="5.9843in" svg:y="2.6181in"><draw:image xlink:href="Pictures/2000000F00000371000001D498A77617.svm" xlink:type="simple" xlink:show="embed" xlink:actuate="onLoad"><text:p/></draw:image></draw:frame><draw:frame draw:style-name="gr4" draw:text-style-name="P116" svg:width="0.8185in" svg:height="0.185in" svg:x="1.0626in" svg:y="0.1362in"><draw:image xlink:href="Pictures/2000000F00000825000001D4AE85CCDF.svm" xlink:type="simple" xlink:show="embed" xlink:actuate="onLoad"><text:p/></draw:image></draw:frame><draw:frame draw:style-name="gr4" draw:text-style-name="P116" svg:width="1.4677in" svg:height="0.2094in" svg:x="4.7638in" svg:y="2.3043in"><draw:image xlink:href="Pictures/2000005500000E8B00000214EC0F02E2.svm" xlink:type="simple" xlink:show="embed" xlink:actuate="onLoad"><text:p/></draw:image></draw:frame><draw:line draw:style-name="gr3" draw:text-style-name="P115" svg:x1="1.4295in" svg:y1="2.5358in" svg:x2="5.3114in" svg:y2="1.2331in"><text:p/></draw:line><draw:frame draw:style-name="gr4" draw:text-style-name="P116" svg:width="1.5425in" svg:height="0.2087in" svg:x="5.1972in" svg:y="0.9264in"><draw:image xlink:href="Pictures/2000004000000F5700000214E8EBEAEF.svm" xlink:type="simple" xlink:show="embed" xlink:actuate="onLoad"><text:p/></draw:image></draw:frame><draw:line draw:style-name="gr3" draw:text-style-name="P115" svg:x1="1.4331in" svg:y1="2.5331in" svg:x2="1.8713in" svg:y2="3.8394in"><text:p/></draw:line><draw:frame draw:style-name="gr4" draw:text-style-name="P116" svg:width="1.4642in" svg:height="0.2087in" svg:x="0.3945in" svg:y="3.7618in"><draw:image xlink:href="Pictures/2000004700000E8E000002148D3F05ED.svm" xlink:type="simple" xlink:show="embed" xlink:actuate="onLoad"><text:p/></draw:image></draw:frame><draw:line draw:style-name="gr3" draw:text-style-name="P115" svg:x1="1.4398in" svg:y1="2.5346in" svg:x2="2.298in" svg:y2="3.7602in"><text:p/></draw:line><draw:frame draw:style-name="gr4" draw:text-style-name="P116" svg:width="1.1961in" svg:height="0.1835in" svg:x="2.2846in" svg:y="3.526in"><draw:image xlink:href="Pictures/2000004000000BDD000001D462B86D40.svm" xlink:type="simple" xlink:show="embed" xlink:actuate="onLoad"><text:p/></draw:image></draw:frame><draw:line draw:style-name="gr3" draw:text-style-name="P115" svg:x1="1.4303in" svg:y1="2.55in" svg:x2="2.3071in" svg:y2="5.1626in"><text:p/></draw:line><draw:frame draw:style-name="gr4" draw:text-style-name="P116" svg:width="1.4016in" svg:height="0.2079in" svg:x="2.4028in" svg:y="5.1016in"><draw:image xlink:href="Pictures/2000004700000DE8000002149957B81B.svm" xlink:type="simple" xlink:show="embed" xlink:actuate="onLoad"><text:p/></draw:image></draw:frame><draw:line draw:style-name="gr3" draw:text-style-name="P115" svg:x1="1.4449in" svg:y1="2.5701in" svg:x2="1.4449in" svg:y2="1.2118in"><text:p/></draw:line><draw:frame draw:style-name="gr5" draw:text-style-name="P117" svg:width="1.2303in" svg:height="0.2094in" svg:x="1.4953in" svg:y="1.2488in"><draw:image xlink:href="Pictures/2000004000000C3600000214FEA6E3C7.svm" xlink:type="simple" xlink:show="embed" xlink:actuate="onLoad"><text:p/></draw:image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4229606632799" text:continue-numbering="true" text:style-name="L21">
        <text:list-item>
          <text:p text:style-name="P102"><text:span text:style-name="T13">Dibuja el diagrama</text:span><text:span text:style-name="T14"> de impedancias (escala </text:span><text:span text:style-name="T18">6</text:span><text:span text:style-name="T14"> Ω = 1 cm)</text:span><text:span text:style-name="T13">.</text:span></text:p>
        </text:list-item>
      </text:list>
      <text:p text:style-name="P6"><draw:g text:anchor-type="paragraph" draw:z-index="15" draw:style-name="gr1"><draw:line draw:style-name="gr2" draw:text-style-name="P115" svg:x1="1.2764in" svg:y1="1.0618in" svg:x2="1.2764in" svg:y2="4.4476in"><text:p/></draw:line><draw:line draw:style-name="gr3" draw:text-style-name="P115" svg:x1="0.2539in" svg:y1="3.2657in" svg:x2="6.1594in" svg:y2="3.2657in"><text:p/></draw:line><draw:line draw:style-name="gr3" draw:text-style-name="P115" svg:x1="1.2776in" svg:y1="3.2657in" svg:x2="1.935in" svg:y2="3.2657in"><text:p/></draw:line><draw:frame draw:style-name="gr4" draw:text-style-name="P116" svg:width="0.3433in" svg:height="0.1835in" svg:x="5.8264in" svg:y="3.3287in"><draw:image xlink:href="Pictures/2000000F00000371000001D498A77617.svm" xlink:type="simple" xlink:show="embed" xlink:actuate="onLoad"><text:p/></draw:image></draw:frame><draw:frame draw:style-name="gr4" draw:text-style-name="P116" svg:width="0.8185in" svg:height="0.185in" svg:x="0.9043in" svg:y="0.8465in"><draw:image xlink:href="Pictures/2000000F00000825000001D4AE85CCDF.svm" xlink:type="simple" xlink:show="embed" xlink:actuate="onLoad"><text:p/></draw:image></draw:frame><draw:frame draw:style-name="gr5" draw:text-style-name="P117" svg:width="1.048in" svg:height="0.2087in" svg:x="1.8898in" svg:y="3.0146in"><draw:image xlink:href="Pictures/2000004000000A6600000214427111E7.svm" xlink:type="simple" xlink:show="embed" xlink:actuate="onLoad"><text:p/></draw:image></draw:frame><draw:line draw:style-name="gr3" draw:text-style-name="P115" svg:x1="1.2728in" svg:y1="3.2622in" svg:x2="1.2728in" svg:y2="1.3055in"><text:p/></draw:line><draw:frame draw:style-name="gr5" draw:text-style-name="P117" svg:width="1.2469in" svg:height="0.2087in" svg:x="0in" svg:y="1.2827in"><draw:image xlink:href="Pictures/2000004000000C6600000214A93C92C6.svm" xlink:type="simple" xlink:show="embed" xlink:actuate="onLoad"><text:p/></draw:image></draw:frame><draw:line draw:style-name="gr3" draw:text-style-name="P115" svg:x1="1.2736in" svg:y1="3.2661in" svg:x2="1.2736in" svg:y2="7.4394in"><text:p/></draw:line><draw:frame draw:style-name="gr5" draw:text-style-name="P117" svg:width="1.3815in" svg:height="0.2087in" svg:x="1.4173in" svg:y="7.2673in"><draw:image xlink:href="Pictures/2000004700000DBE00000214AFBCD783.svm" xlink:type="simple" xlink:show="embed" xlink:actuate="onLoad"><text:p/></draw:image></draw:frame><draw:line draw:style-name="gr3" draw:text-style-name="P115" svg:x1="1.3004in" svg:y1="3.2484in" svg:x2="3.4795in" svg:y2="0.1362in"><text:p/></draw:line><draw:frame draw:style-name="gr5" draw:text-style-name="P117" svg:width="1.2441in" svg:height="0.2087in" svg:x="3.5437in" svg:y="0.1417in"><draw:image xlink:href="Pictures/2000004000000C67000002145A8ADD28.svm" xlink:type="simple" xlink:show="embed" xlink:actuate="onLoad"><text:p/></draw:image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4230301778321" text:continue-numbering="true" text:style-name="L21">
        <text:list-item>
          <text:p text:style-name="P103"><text:span text:style-name="T15">Completa la tabla de potencias</text:span><text:span text:style-name="T13">.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41">R</text:p>
          </table:table-cell>
          <table:table-cell table:style-name="Table5.A1" office:value-type="string">
            <text:p text:style-name="P41">X<text:span text:style-name="T34">L</text:span></text:p>
          </table:table-cell>
          <table:table-cell table:style-name="Table5.A1" office:value-type="string">
            <text:p text:style-name="P41">X<text:span text:style-name="T35">C</text:span></text:p>
          </table:table-cell>
          <table:table-cell table:style-name="Table5.E1" office:value-type="string">
            <text:p text:style-name="P44">Z</text:p>
          </table:table-cell>
        </table:table-row>
        <table:table-row>
          <table:table-cell table:style-name="Table5.A2" office:value-type="string">
            <text:p text:style-name="P47">P en W</text:p>
          </table:table-cell>
          <table:table-cell table:style-name="Table5.A2" office:value-type="string">
            <text:p text:style-name="P80">490</text:p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E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47">Q en VAR</text:p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81">1460,2</text:p>
          </table:table-cell>
          <table:table-cell table:style-name="Table5.A2" office:value-type="string">
            <text:p text:style-name="P66">-<text:span text:style-name="T46">759,8</text:span></text:p>
          </table:table-cell>
          <table:table-cell table:style-name="Table5.E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47">S en VA</text:p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E2" office:value-type="string">
            <text:p text:style-name="P81">8<text:span text:style-name="T47">45</text:span></text:p>
          </table:table-cell>
        </table:table-row>
      </table:table>
      <text:p text:style-name="P19"/>
      <text:p text:style-name="P22"><draw:frame draw:style-name="fr1" draw:name="Object8" text:anchor-type="as-char" svg:y="-0.2728in" svg:width="1.9902in" svg:height="0.4228in" draw:z-index="17"><draw:object xlink:href="./Object 8" xlink:type="simple" xlink:show="embed" xlink:actuate="onLoad"/><draw:image xlink:href="./ObjectReplacements/Object 8" xlink:type="simple" xlink:show="embed" xlink:actuate="onLoad"/></draw:frame></text:p>
      <text:p text:style-name="P23"><draw:frame draw:style-name="fr1" draw:name="Object9" text:anchor-type="as-char" svg:y="-0.2728in" svg:width="2.6047in" svg:height="0.448in" draw:z-index="1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<draw:frame draw:style-name="fr1" draw:name="Object10" text:anchor-type="as-char" svg:y="-0.2728in" svg:width="2.5402in" svg:height="0.448in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3"><draw:frame draw:style-name="fr1" draw:name="Object12" text:anchor-type="as-char" svg:y="-0.1484in" svg:width="1.6799in" svg:height="0.2098in" draw:z-index="2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3"><draw:frame draw:style-name="fr1" draw:name="Object11" text:anchor-type="as-char" svg:y="-0.1484in" svg:width="2.2728in" svg:height="0.2098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list xml:id="list124231246414165" text:continue-numbering="true" text:style-name="L21">
        <text:list-item>
          <text:p text:style-name="P97">Dibuja el triángulo de potencias (escala 200 W = 200 VAR = 200 VA = 1 cm).</text:p>
        </text:list-item>
      </text:list>
      <text:p text:style-name="P19"/>
      <text:p text:style-name="P19"><draw:g text:anchor-type="paragraph" draw:z-index="16" draw:style-name="gr1"><draw:line draw:style-name="gr3" draw:text-style-name="P115" svg:x1="2.1051in" svg:y1="3.1528in" svg:x2="3.0697in" svg:y2="3.1528in"><text:p/></draw:line><draw:frame draw:style-name="gr5" draw:text-style-name="P117" svg:width="0.765in" svg:height="0.1843in" svg:x="3.1098in" svg:y="3.0665in"><draw:image xlink:href="Pictures/2000002400000799000001D4B988C801.svm" xlink:type="simple" xlink:show="embed" xlink:actuate="onLoad"><text:p/></draw:image></draw:frame><draw:line draw:style-name="gr3" draw:text-style-name="P115" svg:x1="2.0949in" svg:y1="3.135in" svg:x2="2.0949in" svg:y2="0.261in"><text:p/></draw:line><draw:frame draw:style-name="gr5" draw:text-style-name="P117" svg:width="1.0496in" svg:height="0.2094in" svg:x="2.2835in" svg:y="0.1929in"><draw:image xlink:href="Pictures/2000002B00000A7700000214E497EBA9.svm" xlink:type="simple" xlink:show="embed" xlink:actuate="onLoad"><text:p/></draw:image></draw:frame><draw:line draw:style-name="gr3" draw:text-style-name="P115" svg:x1="2.0949in" svg:y1="3.1555in" svg:x2="2.0949in" svg:y2="4.6516in"><text:p/></draw:line><draw:frame draw:style-name="gr5" draw:text-style-name="P117" svg:width="1.224in" svg:height="0.2094in" svg:x="2.2189in" svg:y="4.474in"><draw:image xlink:href="Pictures/2000003200000C310000021490683DD3.svm" xlink:type="simple" xlink:show="embed" xlink:actuate="onLoad"><text:p/></draw:image></draw:frame><draw:line draw:style-name="gr3" draw:text-style-name="P115" svg:x1="2.0949in" svg:y1="3.1343in" svg:x2="2.0949in" svg:y2="1.7563in"><text:p/></draw:line><draw:frame draw:style-name="gr5" draw:text-style-name="P117" svg:width="1.6724in" svg:height="0.2094in" svg:x="0.3937in" svg:y="1.7291in"><draw:image xlink:href="Pictures/2000004E000010A4000002146E8DACB6.svm" xlink:type="simple" xlink:show="embed" xlink:actuate="onLoad"><text:p/></draw:image></draw:frame><draw:line draw:style-name="gr7" draw:text-style-name="P115" svg:x1="3.039in" svg:y1="3.1343in" svg:x2="3.039in" svg:y2="1.7563in"><text:p/></draw:line><draw:line draw:style-name="gr3" draw:text-style-name="P115" svg:x1="2.1008in" svg:y1="3.1433in" svg:x2="3.0602in" svg:y2="1.7732in"><text:p/></draw:line><draw:frame draw:style-name="gr5" draw:text-style-name="P117" svg:width="0.7807in" svg:height="0.1843in" svg:x="2.6457in" svg:y="1.5839in"><draw:image xlink:href="Pictures/20000024000007C6000001D4C9E543C3.svm" xlink:type="simple" xlink:show="embed" xlink:actuate="onLoad"><text:p/></draw:image></draw:frame><draw:frame draw:style-name="gr5" draw:text-style-name="P117" svg:width="0.5661in" svg:height="0.1835in" svg:x="2.2402in" svg:y="2.9386in"><draw:image xlink:href="Pictures/200000240000059D000001D45F006AA1.svm" xlink:type="simple" xlink:show="embed" xlink:actuate="onLoad"><text:p/></draw:image></draw:fram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24231182927536" text:continue-numbering="true" text:style-name="L21">
        <text:list-item>
          <text:p text:style-name="P104">¿Cuál sería la capacidad del condensador en paralelo, si se quiere eliminar el desfase entre tensión de alimentación y corriente I?</text:p>
          <text:p text:style-name="P98">Para eliminar el desfase entre la tensión de <text:span text:style-name="T48">alimentación</text:span> y la corriente, las potencias reactivas de inductor y condensador deben ser iguales. En este caso, <text:span text:style-name="T48">toda </text:span>la pòtencia reactiva oscila entre el inductor y el condensador. </text:p>
          <text:p text:style-name="P99">El conductor desde la fuente de alimentación hasta el condensador, sólo conduce la intensidad necesaria para generar la potencia activa de la resistencia.</text:p>
        </text:list-item>
      </text:list>
      <text:p text:style-name="P24"><text:tab/><draw:frame draw:style-name="fr1" draw:name="Object13" text:anchor-type="as-char" svg:y="-0.1484in" svg:width="0.452in" svg:height="0.2098in" draw:z-index="22"><draw:object xlink:href="./Object 13" xlink:type="simple" xlink:show="embed" xlink:actuate="onLoad"/><draw:image xlink:href="./ObjectReplacements/Object 13" xlink:type="simple" xlink:show="embed" xlink:actuate="onLoad"/></draw:frame><text:span text:style-name="T9">→</text:span><text:span text:style-name="T9"><draw:frame draw:style-name="fr1" draw:name="Object14" text:anchor-type="as-char" svg:y="-0.1484in" svg:width="1.0791in" svg:height="0.2098in" draw:z-index="2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4"><text:span text:style-name="T9"><text:tab/></text:span><text:span text:style-name="T9"><draw:frame draw:style-name="fr1" draw:name="Object15" text:anchor-type="as-char" svg:y="-0.2728in" svg:width="0.8299in" svg:height="0.448in" draw:z-index="2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→</text:span><text:span text:style-name="T9"><draw:frame draw:style-name="fr1" draw:name="Object16" text:anchor-type="as-char" svg:y="-0.2602in" svg:width="1.6102in" svg:height="0.4346in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→</text:span><text:span text:style-name="T9"><draw:frame draw:style-name="fr1" draw:name="Object17" text:anchor-type="as-char" svg:y="-0.2602in" svg:width="1.8874in" svg:height="0.4098in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5"><text:span text:style-name="T9"><text:tab/></text:span><text:span text:style-name="T8">con </text:span><text:span text:style-name="T8"><draw:frame draw:style-name="fr1" draw:name="Object18" text:anchor-type="as-char" svg:y="-0.2453in" svg:width="1.0008in" svg:height="0.3945in" draw:z-index="2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9">→</text:span><text:span text:style-name="T9"><draw:frame draw:style-name="fr1" draw:name="Object19" text:anchor-type="as-char" svg:y="-0.2453in" svg:width="2.9602in" svg:height="0.4193in" draw:z-index="2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29T12:42:27.239545574</dc:date>
    <meta:editing-duration>PT7H19M31S</meta:editing-duration>
    <meta:editing-cycles>54</meta:editing-cycles>
    <meta:generator>LibreOffice/4.2.8.2$Linux_x86 LibreOffice_project/420m0$Build-2</meta:generator>
    <meta:document-statistic meta:table-count="6" meta:image-count="0" meta:object-count="21" meta:page-count="12" meta:paragraph-count="164" meta:word-count="667" meta:character-count="2909" meta:non-whitespace-character-count="2403"/>
  </office:meta>
</office:document-meta>
</file>

<file path=Object 1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  <mo stretchy="false">⋅</mo>
          <mn>0,0796</mn>
        </mrow>
      </mrow>
      <mrow>
        <mi>H</mi>
        <mo stretchy="false">=</mo>
        <mn>25</mn>
      </mrow>
      <mi>Ω</mi>
    </mrow>
    <annotation encoding="StarMath 5.0">X rsub L = 2 cdot %pi cdot f cdot L = 2 cdot %pi cdot 50 cdot 0,0796 H = 25 Ω</annotation>
  </semantics>
</math>
</file>

<file path=Object 10/content.xml><?xml version="1.0" encoding="utf-8"?>
<math xmlns="http://www.w3.org/1998/Math/MathML" display="block">
  <semantics>
    <mrow>
      <mrow>
        <msub>
          <mi>Q</mi>
          <mi>C</mi>
        </msub>
        <mo stretchy="false">=</mo>
        <mfrac>
          <mrow>
            <mrow>
              <mo fence="true" stretchy="false">(</mo>
              <mrow>
                <msub>
                  <mi>E</mi>
                  <mi>C</mi>
                </msub>
              </mrow>
              <mo fence="true" stretchy="false">)</mo>
            </mrow>
            <mn>²</mn>
          </mrow>
          <msub>
            <mi>X</mi>
            <mi>C</mi>
          </msub>
        </mfrac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63,7</mn>
            <mi>Ω</mi>
          </mrow>
        </mfrac>
        <mo stretchy="false">=</mo>
        <mrow>
          <mo stretchy="false">−</mo>
          <mn>759,8</mn>
        </mrow>
      </mrow>
      <mi mathvariant="italic">VAR</mi>
    </mrow>
    <annotation encoding="StarMath 5.0">Q rsub C = {(E rsub C)²} over X rsub C =  {(220 V)²} over {63,7 Ω} = -759,8 VAR</annotation>
  </semantics>
</math>
</file>

<file path=Object 11/content.xml><?xml version="1.0" encoding="utf-8"?>
<math xmlns="http://www.w3.org/1998/Math/MathML" display="block">
  <semantics>
    <mrow>
      <mrow>
        <mi>S</mi>
        <mo stretchy="false">=</mo>
        <mrow>
          <msub>
            <mi>E</mi>
            <mi>T</mi>
          </msub>
          <mo stretchy="false">⋅</mo>
          <mi>I</mi>
        </mrow>
        <mo stretchy="false">=</mo>
        <mn>220</mn>
      </mrow>
      <mrow>
        <mi>V</mi>
        <mo stretchy="false">⋅</mo>
        <mn>3,84</mn>
      </mrow>
      <mrow>
        <mi>A</mi>
        <mo stretchy="false">=</mo>
        <mn>845</mn>
      </mrow>
      <mi mathvariant="italic">VA</mi>
    </mrow>
    <annotation encoding="StarMath 5.0">S = E rsub T cdot I =  220 V cdot 3,84 A = 845 VA</annotation>
  </semantics>
</math>
</file>

<file path=Object 12/content.xml><?xml version="1.0" encoding="utf-8"?>
<math xmlns="http://www.w3.org/1998/Math/MathML" display="block">
  <semantics>
    <mrow>
      <mrow>
        <mi>Q</mi>
        <mo stretchy="false">=</mo>
        <mrow>
          <msub>
            <mi>Q</mi>
            <mi>L</mi>
          </msub>
          <mo stretchy="false">+</mo>
          <msub>
            <mi>Q</mi>
            <mi>C</mi>
          </msub>
        </mrow>
        <mo stretchy="false">=</mo>
        <mn>700,4</mn>
      </mrow>
      <mi mathvariant="italic">VAR</mi>
    </mrow>
    <annotation encoding="StarMath 5.0">Q  = Q rsub L + Q rsub C = 700,4 VAR</annotation>
  </semantics>
</math>
</file>

<file path=Object 13/content.xml><?xml version="1.0" encoding="utf-8"?>
<math xmlns="http://www.w3.org/1998/Math/MathML" display="block">
  <semantics>
    <mrow>
      <msub>
        <mi>Q</mi>
        <mi>L</mi>
      </msub>
      <mo stretchy="false">=</mo>
      <msub>
        <mi>Q</mi>
        <mi>C</mi>
      </msub>
    </mrow>
    <annotation encoding="StarMath 5.0">Q rsub L = Q rsub C  </annotation>
  </semantics>
</math>
</file>

<file path=Object 14/content.xml><?xml version="1.0" encoding="utf-8"?>
<math xmlns="http://www.w3.org/1998/Math/MathML" display="block">
  <semantics>
    <mrow>
      <mrow>
        <msub>
          <mi>Q</mi>
          <mi>C</mi>
        </msub>
        <mo stretchy="false">=</mo>
        <mn>1460,2</mn>
      </mrow>
      <mi mathvariant="italic">VAR</mi>
    </mrow>
    <annotation encoding="StarMath 5.0">Q rsub C = 1460,2 VAR</annotation>
  </semantics>
</math>
</file>

<file path=Object 15/content.xml><?xml version="1.0" encoding="utf-8"?>
<math xmlns="http://www.w3.org/1998/Math/MathML" display="block">
  <semantics>
    <mrow>
      <msub>
        <mi>Q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X</mi>
          <mi>C</mi>
        </msub>
      </mfrac>
    </mrow>
    <annotation encoding="StarMath 5.0">Q rsub C = {(E rsub C)²} over X rsub C</annotation>
  </semantics>
</math>
</file>

<file path=Object 16/content.xml><?xml version="1.0" encoding="utf-8"?>
<math xmlns="http://www.w3.org/1998/Math/MathML" display="block">
  <semantics>
    <mrow>
      <mn>1460,2</mn>
      <mrow>
        <mi mathvariant="italic">VAR</mi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sub>
            <mi>X</mi>
            <mi>C</mi>
          </msub>
        </mfrac>
      </mrow>
    </mrow>
    <annotation encoding="StarMath 5.0">1460,2 VAR = {(220V)²} over X rsub C</annotation>
  </semantics>
</math>
</file>

<file path=Object 17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1460,2</mn>
            <mi mathvariant="italic">VAR</mi>
          </mrow>
        </mfrac>
        <mo stretchy="false">=</mo>
        <mn>33,15</mn>
      </mrow>
      <mi>Ω</mi>
    </mrow>
    <annotation encoding="StarMath 5.0">X rsub C  = {(220V)²} over {1460,2 VAR} = 33,15 Ω</annotation>
  </semantics>
</math>
</file>

<file path=Object 18/content.xml><?xml version="1.0" encoding="utf-8"?>
<math xmlns="http://www.w3.org/1998/Math/MathML" display="block">
  <semantics>
    <mrow>
      <msub>
        <mi>X</mi>
        <mi>C</mi>
      </msub>
      <mo stretchy="false">=</mo>
      <mfrac>
        <mn>1</mn>
        <mrow>
          <mn>2</mn>
          <mo stretchy="false">⋅</mo>
          <mi mathvariant="normal">π</mi>
          <mo stretchy="false">⋅</mo>
          <mi>f</mi>
          <mo stretchy="false">⋅</mo>
          <mi>C</mi>
        </mrow>
      </mfrac>
    </mrow>
    <annotation encoding="StarMath 5.0">X rsub C  = 1 over { 2 cdot %pi cdot f cdot C }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sub>
              <mi>X</mi>
              <mi>C</mi>
            </msub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33,15</mn>
            </mrow>
            <mi>Ω</mi>
          </mrow>
        </mfrac>
        <mo stretchy="false">=</mo>
        <mn>96</mn>
      </mrow>
      <mi mathvariant="italic">μF</mi>
    </mrow>
    <annotation encoding="StarMath 5.0"> C  = 1 over { 2 cdot %pi cdot f cdot X rsub C } = 1 over { 2 cdot %pi cdot 50 Hz cdot 33,15 Ω } = 96 μF</annotation>
  </semantics>
</math>
</file>

<file path=Object 2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  <mo stretchy="false">⋅</mo>
              <mn>0,000159</mn>
            </mrow>
            <mi>F</mi>
          </mrow>
        </mfrac>
        <mo stretchy="false">=</mo>
        <mn>20</mn>
      </mrow>
      <mi>Ω</mi>
    </mrow>
    <annotation encoding="StarMath 5.0">X rsub C = 1 over {2 cdot %pi cdot f cdot C} = 1 over {2 cdot %pi cdot 50 cdot 0,000159 F} = 20 Ω</annotation>
  </semantics>
</math>
</file>

<file path=Object 20/content.xml><?xml version="1.0" encoding="utf-8"?>
<math xmlns="http://www.w3.org/1998/Math/MathML" display="block">
  <semantics>
    <mrow>
      <mrow>
        <mi>P</mi>
        <mo stretchy="false">=</mo>
        <mfrac>
          <mrow>
            <mi>E</mi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230</mn>
                  <mi>V</mi>
                </mrow>
              </mrow>
              <mo fence="true" stretchy="false">)</mo>
            </mrow>
            <mn>²</mn>
          </mrow>
          <mrow>
            <mn>20</mn>
            <mi>Ω</mi>
          </mrow>
        </mfrac>
        <mo stretchy="false">=</mo>
        <mn>2645</mn>
      </mrow>
      <mi>W</mi>
    </mrow>
    <annotation encoding="StarMath 5.0">P = {E²} over R = {(230 V)²} over {20Ω} = 2645 W</annotation>
  </semantics>
</math>
</file>

<file path=Object 21/content.xml><?xml version="1.0" encoding="utf-8"?>
<math xmlns="http://www.w3.org/1998/Math/MathML" display="block">
  <semantics>
    <mrow>
      <mrow>
        <msub>
          <mi>Q</mi>
          <mi>C</mi>
        </msub>
        <mo stretchy="false">=</mo>
        <mfrac>
          <mrow>
            <mi>E</mi>
            <mn>²</mn>
          </mrow>
          <msub>
            <mi>Z</mi>
            <mi>C</mi>
          </msub>
        </mfrac>
        <mo stretchy="false">=</mo>
        <mfrac>
          <mrow>
            <mo stretchy="false">−</mo>
            <mrow>
              <mrow>
                <mo fence="true" stretchy="false">(</mo>
                <mrow>
                  <mrow>
                    <mn>230</mn>
                    <mi>V</mi>
                  </mrow>
                </mrow>
                <mo fence="true" stretchy="false">)</mo>
              </mrow>
              <mn>²</mn>
            </mrow>
          </mrow>
          <mrow>
            <mn>20</mn>
            <mi>Ω</mi>
          </mrow>
        </mfrac>
        <mo stretchy="false">=</mo>
        <mrow>
          <mo stretchy="false">−</mo>
          <mn>2645</mn>
        </mrow>
      </mrow>
      <mi>W</mi>
    </mrow>
    <annotation encoding="StarMath 5.0">Q rsub C = {E²} over Z rsub C = -{(230 V)²} over {20Ω} = -2645 W</annotation>
  </semantics>
</math>
</file>

<file path=Object 3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  <mo stretchy="false">⋅</mo>
              <mn>0,00005</mn>
            </mrow>
            <mi>F</mi>
          </mrow>
        </mfrac>
        <mo stretchy="false">=</mo>
        <mn>63,7</mn>
      </mrow>
      <mi>Ω</mi>
    </mrow>
    <annotation encoding="StarMath 5.0">X rsub C = 1 over {2 cdot %pi cdot f cdot C} = 1 over {2 cdot %pi cdot 50 cdot 0,00005 F} = 63,7 Ω</annotation>
  </semantics>
</math>
</file>

<file path=Object 4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  <mo stretchy="false">⋅</mo>
          <mn>0,095</mn>
        </mrow>
      </mrow>
      <mrow>
        <mi>H</mi>
        <mo stretchy="false">=</mo>
        <mn>29,8</mn>
      </mrow>
      <mi>Ω</mi>
    </mrow>
    <annotation encoding="StarMath 5.0">X rsub L = 2 cdot %pi cdot f cdot L = 2 cdot %pi cdot 50 cdot 0,095 H = 29,8 Ω</annotation>
  </semantics>
</math>
</file>

<file path=Object 5/content.xml><?xml version="1.0" encoding="utf-8"?>
<math xmlns="http://www.w3.org/1998/Math/MathML" display="block">
  <semantics>
    <mrow>
      <mrow>
        <msub>
          <mi>I</mi>
          <mi>C</mi>
        </msub>
        <mo stretchy="false">=</mo>
        <mfrac>
          <msub>
            <mi>E</mi>
            <mi>C</mi>
          </msub>
          <msub>
            <mi>Z</mi>
            <mi>C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63,7</mn>
            <mi>Ω</mi>
            <mrow>
              <mi>∠</mi>
              <mo stretchy="false">−</mo>
              <mn>90</mn>
            </mrow>
            <mi>º</mi>
          </mrow>
        </mfrac>
        <mo stretchy="false">=</mo>
        <mn>3,45</mn>
      </mrow>
      <mi>A</mi>
      <mi>∠</mi>
      <mn>90</mn>
      <mi>º</mi>
    </mrow>
    <annotation encoding="StarMath 5.0">I rsub C = E rsub C over Z rsub C = {220 V ∠0º} over { 63,7 Ω ∠-90º } = 3,45 A ∠90º</annotation>
  </semantics>
</math>
</file>

<file path=Object 6/content.xml><?xml version="1.0" encoding="utf-8"?>
<math xmlns="http://www.w3.org/1998/Math/MathML" display="block">
  <semantics>
    <mrow>
      <mrow>
        <msub>
          <mi>I</mi>
          <mi mathvariant="italic">RL</mi>
        </msub>
        <mo stretchy="false">=</mo>
        <mfrac>
          <msub>
            <mi>E</mi>
            <mi>T</mi>
          </msub>
          <msub>
            <mi>Z</mi>
            <mi mathvariant="italic">RL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31,4</mn>
            <mi>Ω</mi>
            <mi>∠</mi>
            <mn>71,45</mn>
            <mi>º</mi>
          </mrow>
        </mfrac>
        <mo stretchy="false">=</mo>
        <mn>7</mn>
      </mrow>
      <mi>A</mi>
      <mrow>
        <mi>∠</mi>
        <mo stretchy="false">−</mo>
        <mn>71,45</mn>
      </mrow>
      <mrow>
        <mi>º</mi>
        <mo stretchy="false">=</mo>
        <mrow>
          <mo fence="true" stretchy="false">(</mo>
          <mrow>
            <mrow>
              <mrow>
                <mn>2,2</mn>
                <mo stretchy="false">−</mo>
                <mi>j</mi>
              </mrow>
              <mn>6,6</mn>
            </mrow>
          </mrow>
          <mo fence="true" stretchy="false">)</mo>
        </mrow>
      </mrow>
      <mi>A</mi>
    </mrow>
    <annotation encoding="StarMath 5.0">I rsub RL = E rsub T over Z rsub RL = {220 V ∠0º} over { 31,4 Ω ∠71,45º } = 7 A ∠-71,45º = (2,2 - j6,6) A</annotation>
  </semantics>
</math>
</file>

<file path=Object 7/content.xml><?xml version="1.0" encoding="utf-8"?>
<math xmlns="http://www.w3.org/1998/Math/MathML" display="block">
  <semantics>
    <mrow>
      <mrow>
        <msub>
          <mi>Z</mi>
          <mi mathvariant="italic">RL</mi>
        </msub>
        <mo stretchy="false">=</mo>
        <mrow>
          <mi>R</mi>
          <mo stretchy="false">+</mo>
          <mi>j</mi>
        </mrow>
      </mrow>
      <mrow>
        <msub>
          <mi>X</mi>
          <mi>L</mi>
        </msub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29,8</mn>
            </mrow>
          </mrow>
          <mo fence="true" stretchy="false">)</mo>
        </mrow>
      </mrow>
      <mrow>
        <mi>Ω</mi>
        <mo stretchy="false">=</mo>
        <mn>31,4</mn>
      </mrow>
      <mi>Ω</mi>
      <mi>∠</mi>
      <mn>71,45</mn>
      <mi>º</mi>
    </mrow>
    <annotation encoding="StarMath 5.0">Z rsub RL = R + j X rsub L = (10  + j 29,8) Ω = 31,4Ω ∠ 71,45º</annotation>
  </semantics>
</math>
</file>

<file path=Object 8/content.xml><?xml version="1.0" encoding="utf-8"?>
<math xmlns="http://www.w3.org/1998/Math/MathML" display="block">
  <semantics>
    <mrow>
      <mrow>
        <mi>P</mi>
        <mo stretchy="false">=</mo>
        <mfrac>
          <mrow>
            <mrow>
              <mo fence="true" stretchy="false">(</mo>
              <mrow>
                <msub>
                  <mi>E</mi>
                  <mi>R</mi>
                </msub>
              </mrow>
              <mo fence="true" stretchy="false">)</mo>
            </mrow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70</mn>
                  <mi>V</mi>
                </mrow>
              </mrow>
              <mo fence="true" stretchy="false">)</mo>
            </mrow>
            <mn>²</mn>
          </mrow>
          <mrow>
            <mn>10</mn>
            <mi>Ω</mi>
          </mrow>
        </mfrac>
        <mo stretchy="false">=</mo>
        <mn>490</mn>
      </mrow>
      <mi>W</mi>
    </mrow>
    <annotation encoding="StarMath 5.0">P = {(E rsub R)²} over R =  {(70 V)²} over {10 Ω} = 490 W</annotation>
  </semantics>
</math>
</file>

<file path=Object 9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row>
              <mo fence="true" stretchy="false">(</mo>
              <mrow>
                <msub>
                  <mi>E</mi>
                  <mi>L</mi>
                </msub>
              </mrow>
              <mo fence="true" stretchy="false">)</mo>
            </mrow>
            <mn>²</mn>
          </mrow>
          <msub>
            <mi>X</mi>
            <mi>L</mi>
          </msub>
        </mfrac>
        <mo stretchy="false">=</mo>
        <mfrac>
          <mrow>
            <mrow>
              <mo fence="true" stretchy="false">(</mo>
              <mrow>
                <mrow>
                  <mn>208,6</mn>
                  <mi>V</mi>
                </mrow>
              </mrow>
              <mo fence="true" stretchy="false">)</mo>
            </mrow>
            <mn>²</mn>
          </mrow>
          <mrow>
            <mn>29,8</mn>
            <mi>Ω</mi>
          </mrow>
        </mfrac>
        <mo stretchy="false">=</mo>
        <mn>1460,2</mn>
      </mrow>
      <mi mathvariant="italic">VAR</mi>
    </mrow>
    <annotation encoding="StarMath 5.0">Q rsub L = {(E rsub L)²} over X Rsub L =  {(208,6 V)²} over {29,8 Ω} = 1460,2 VAR</annotation>
  </semantics>
</math>
</file>